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1" svg:font-family="'Century Gothic'"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entury Gothic2" svg:font-family="'Century Gothic'" style:font-family-generic="system" style:font-pitch="variable"/>
    <style:font-face style:name="Gill Sans" svg:font-family="'Gill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list-style-name="L8">
      <style:text-properties fo:language="el" fo:country="GR" officeooo:rsid="0039e5e2" officeooo:paragraph-rsid="0039e5e2"/>
    </style:style>
    <style:style style:name="P2" style:family="paragraph" style:parent-style-name="Standard">
      <style:text-properties fo:language="el" fo:country="GR" officeooo:rsid="0039e5e2" officeooo:paragraph-rsid="0039e5e2"/>
    </style:style>
    <style:style style:name="P3" style:family="paragraph" style:parent-style-name="Standard">
      <style:text-properties fo:language="el" fo:country="GR" officeooo:rsid="003bb37d" officeooo:paragraph-rsid="003bb37d"/>
    </style:style>
    <style:style style:name="P4" style:family="paragraph" style:parent-style-name="Standard" style:list-style-name="L9">
      <style:text-properties fo:language="el" fo:country="GR" officeooo:rsid="003bb37d" officeooo:paragraph-rsid="003bb37d"/>
    </style:style>
    <style:style style:name="P5" style:family="paragraph" style:parent-style-name="Standard">
      <style:text-properties fo:language="el" fo:country="GR" officeooo:rsid="0040db86" officeooo:paragraph-rsid="0040db86"/>
    </style:style>
    <style:style style:name="P6" style:family="paragraph" style:parent-style-name="Standard">
      <style:text-properties fo:language="el" fo:country="GR" officeooo:rsid="0041a00b" officeooo:paragraph-rsid="0041a00b"/>
    </style:style>
    <style:style style:name="P7" style:family="paragraph" style:parent-style-name="Standard">
      <style:text-properties fo:language="el" fo:country="GR" officeooo:rsid="004294ff" officeooo:paragraph-rsid="004294ff"/>
    </style:style>
    <style:style style:name="P8" style:family="paragraph" style:parent-style-name="Standard" style:list-style-name="L11">
      <style:text-properties fo:language="el" fo:country="GR" officeooo:rsid="004294ff" officeooo:paragraph-rsid="004294ff"/>
    </style:style>
    <style:style style:name="P9" style:family="paragraph" style:parent-style-name="Standard">
      <style:text-properties fo:language="el" fo:country="GR" officeooo:rsid="004451ca" officeooo:paragraph-rsid="004451ca"/>
    </style:style>
    <style:style style:name="P10" style:family="paragraph" style:parent-style-name="Standard" style:list-style-name="L13">
      <style:text-properties fo:language="el" fo:country="GR" officeooo:rsid="004451ca" officeooo:paragraph-rsid="004451ca"/>
    </style:style>
    <style:style style:name="P11" style:family="paragraph" style:parent-style-name="Standard" style:list-style-name="L13">
      <style:text-properties fo:language="el" fo:country="GR" officeooo:rsid="00473878" officeooo:paragraph-rsid="00473878"/>
    </style:style>
    <style:style style:name="P12" style:family="paragraph" style:parent-style-name="Standard" style:list-style-name="L13">
      <style:text-properties fo:language="el" fo:country="GR" officeooo:rsid="00483879" officeooo:paragraph-rsid="00483879"/>
    </style:style>
    <style:style style:name="P13" style:family="paragraph" style:parent-style-name="Standard">
      <style:text-properties fo:language="en" fo:country="US" officeooo:rsid="003bb37d" officeooo:paragraph-rsid="003bb37d"/>
    </style:style>
    <style:style style:name="P14" style:family="paragraph" style:parent-style-name="Standard">
      <style:text-properties fo:language="en" fo:country="US" officeooo:rsid="004294ff" officeooo:paragraph-rsid="004294ff"/>
    </style:style>
    <style:style style:name="P15" style:family="paragraph" style:parent-style-name="Standard">
      <style:text-properties fo:language="en" fo:country="US" officeooo:rsid="004451ca" officeooo:paragraph-rsid="004451ca"/>
    </style:style>
    <style:style style:name="P16" style:family="paragraph" style:parent-style-name="Standard" style:list-style-name="L13">
      <style:text-properties fo:language="en" fo:country="US" officeooo:rsid="00483879" officeooo:paragraph-rsid="00483879"/>
    </style:style>
    <style:style style:name="P17" style:family="paragraph" style:parent-style-name="Standard">
      <style:text-properties officeooo:paragraph-rsid="00136f17"/>
    </style:style>
    <style:style style:name="P18" style:family="paragraph" style:parent-style-name="Standard" style:list-style-name="L13">
      <style:text-properties fo:color="#000000" style:font-name="Arial1" fo:language="el" fo:country="GR" officeooo:rsid="004451ca" officeooo:paragraph-rsid="004451ca"/>
    </style:style>
    <style:style style:name="P19" style:family="paragraph" style:parent-style-name="Standard">
      <style:text-properties style:font-name="Arial1" fo:language="el" fo:country="GR" fo:font-weight="normal" officeooo:rsid="0024fc16" officeooo:paragraph-rsid="0024fc16" style:font-weight-asian="normal" style:font-weight-complex="normal"/>
    </style:style>
    <style:style style:name="P20" style:family="paragraph" style:parent-style-name="Standard">
      <style:text-properties style:font-name="Arial1" fo:language="el" fo:country="GR" fo:font-weight="normal" officeooo:rsid="002621c2" officeooo:paragraph-rsid="002621c2" style:font-weight-asian="normal" style:font-weight-complex="normal"/>
    </style:style>
    <style:style style:name="P21" style:family="paragraph" style:parent-style-name="Standard" style:list-style-name="L2">
      <style:text-properties style:font-name="Arial1" fo:language="el" fo:country="GR" fo:font-weight="normal" officeooo:rsid="002621c2" officeooo:paragraph-rsid="002621c2" style:font-weight-asian="normal" style:font-weight-complex="normal"/>
    </style:style>
    <style:style style:name="P22" style:family="paragraph" style:parent-style-name="Standard">
      <style:text-properties style:font-name="Arial1" fo:language="el" fo:country="GR" fo:font-weight="normal" officeooo:rsid="0029b737" officeooo:paragraph-rsid="0029b737" style:font-weight-asian="normal" style:font-weight-complex="normal"/>
    </style:style>
    <style:style style:name="P23" style:family="paragraph" style:parent-style-name="Standard">
      <style:text-properties style:font-name="Arial1" fo:language="el" fo:country="GR" fo:font-weight="normal" officeooo:rsid="002b8464" officeooo:paragraph-rsid="002b8464" style:font-weight-asian="normal" style:font-weight-complex="normal"/>
    </style:style>
    <style:style style:name="P24" style:family="paragraph" style:parent-style-name="Standard">
      <style:text-properties style:font-name="Arial1" fo:language="el" fo:country="GR" fo:font-weight="normal" officeooo:rsid="002c9899" officeooo:paragraph-rsid="002c9899" style:font-weight-asian="normal" style:font-weight-complex="normal"/>
    </style:style>
    <style:style style:name="P25" style:family="paragraph" style:parent-style-name="Standard" style:list-style-name="L3">
      <style:text-properties style:font-name="Arial1" fo:language="el" fo:country="GR" fo:font-weight="normal" officeooo:rsid="002c9899" officeooo:paragraph-rsid="002c9899" style:font-weight-asian="normal" style:font-weight-complex="normal"/>
    </style:style>
    <style:style style:name="P26" style:family="paragraph" style:parent-style-name="Standard">
      <style:text-properties style:font-name="Arial1" fo:language="el" fo:country="GR" fo:font-weight="normal" officeooo:rsid="00312a5f" officeooo:paragraph-rsid="00312a5f" style:font-weight-asian="normal" style:font-weight-complex="normal"/>
    </style:style>
    <style:style style:name="P27" style:family="paragraph" style:parent-style-name="Standard" style:list-style-name="L4">
      <style:text-properties style:font-name="Arial1" fo:language="el" fo:country="GR" fo:font-weight="normal" officeooo:rsid="00312a5f" officeooo:paragraph-rsid="00312a5f" style:font-weight-asian="normal" style:font-weight-complex="normal"/>
    </style:style>
    <style:style style:name="P28" style:family="paragraph" style:parent-style-name="Standard">
      <style:text-properties style:font-name="Arial1" fo:language="el" fo:country="GR" fo:font-weight="normal" officeooo:rsid="005ea4fc" officeooo:paragraph-rsid="005ea4fc" style:font-weight-asian="normal" style:font-weight-complex="normal"/>
    </style:style>
    <style:style style:name="P29" style:family="paragraph" style:parent-style-name="Standard">
      <style:text-properties style:font-name="Arial1" fo:language="el" fo:country="GR" fo:font-weight="bold" officeooo:rsid="0027fb3f" officeooo:paragraph-rsid="0027fb3f" style:font-weight-asian="bold" style:font-weight-complex="bold"/>
    </style:style>
    <style:style style:name="P30" style:family="paragraph" style:parent-style-name="Standard">
      <style:text-properties style:font-name="Arial1" fo:language="el" fo:country="GR" officeooo:rsid="00449f51" officeooo:paragraph-rsid="00449f51"/>
    </style:style>
    <style:style style:name="P31" style:family="paragraph" style:parent-style-name="Standard" style:list-style-name="L15">
      <style:text-properties style:font-name="Arial1" fo:language="el" fo:country="GR" officeooo:rsid="00449f51" officeooo:paragraph-rsid="00449f51"/>
    </style:style>
    <style:style style:name="P32" style:family="paragraph" style:parent-style-name="Standard">
      <style:text-properties style:font-name="Arial1" fo:language="el" fo:country="GR" officeooo:rsid="004b6592" officeooo:paragraph-rsid="004b6592"/>
    </style:style>
    <style:style style:name="P33" style:family="paragraph" style:parent-style-name="Standard">
      <style:text-properties style:font-name="Arial1" fo:language="el" fo:country="GR" officeooo:rsid="004d215d" officeooo:paragraph-rsid="004d215d"/>
    </style:style>
    <style:style style:name="P34" style:family="paragraph" style:parent-style-name="Standard" style:list-style-name="L16">
      <style:text-properties style:font-name="Arial1" fo:language="el" fo:country="GR" officeooo:rsid="004d215d" officeooo:paragraph-rsid="004d215d"/>
    </style:style>
    <style:style style:name="P35" style:family="paragraph" style:parent-style-name="Standard">
      <style:text-properties style:font-name="Arial1" fo:language="el" fo:country="GR" officeooo:rsid="00508937" officeooo:paragraph-rsid="00508937"/>
    </style:style>
    <style:style style:name="P36" style:family="paragraph" style:parent-style-name="Standard" style:list-style-name="L17">
      <style:text-properties style:font-name="Arial1" fo:language="el" fo:country="GR" officeooo:rsid="00508937" officeooo:paragraph-rsid="00508937"/>
    </style:style>
    <style:style style:name="P37" style:family="paragraph" style:parent-style-name="Standard" style:list-style-name="L17">
      <style:text-properties style:font-name="Arial1" fo:language="el" fo:country="GR" officeooo:rsid="0053fcc4" officeooo:paragraph-rsid="0053fcc4"/>
    </style:style>
    <style:style style:name="P38" style:family="paragraph" style:parent-style-name="Standard" style:list-style-name="L17">
      <style:text-properties style:font-name="Arial1" fo:language="el" fo:country="GR" officeooo:rsid="00549c5b" officeooo:paragraph-rsid="00549c5b"/>
    </style:style>
    <style:style style:name="P39" style:family="paragraph" style:parent-style-name="Standard">
      <style:text-properties style:font-name="Arial1" fo:language="el" fo:country="GR" officeooo:rsid="0056386a" officeooo:paragraph-rsid="0056386a"/>
    </style:style>
    <style:style style:name="P40" style:family="paragraph" style:parent-style-name="Standard" style:list-style-name="L18">
      <style:text-properties style:font-name="Arial1" fo:language="el" fo:country="GR" officeooo:rsid="0056386a" officeooo:paragraph-rsid="0056386a"/>
    </style:style>
    <style:style style:name="P41" style:family="paragraph" style:parent-style-name="Standard" style:list-style-name="L18">
      <style:text-properties style:font-name="Arial1" fo:language="el" fo:country="GR" officeooo:rsid="00574764" officeooo:paragraph-rsid="00574764"/>
    </style:style>
    <style:style style:name="P42" style:family="paragraph" style:parent-style-name="Standard">
      <style:text-properties style:font-name="Arial1" fo:language="el" fo:country="GR" officeooo:rsid="00582887" officeooo:paragraph-rsid="00582887"/>
    </style:style>
    <style:style style:name="P43" style:family="paragraph" style:parent-style-name="Standard" style:list-style-name="L19">
      <style:text-properties style:font-name="Arial1" fo:language="el" fo:country="GR" officeooo:rsid="00582887" officeooo:paragraph-rsid="00582887"/>
    </style:style>
    <style:style style:name="P44" style:family="paragraph" style:parent-style-name="Standard">
      <style:text-properties style:font-name="Arial1" fo:font-size="10.5pt" fo:language="en" fo:country="US" fo:font-weight="normal" officeooo:rsid="00204241" officeooo:paragraph-rsid="00204241" style:font-size-asian="10.5pt" style:font-weight-asian="normal" style:font-size-complex="10.5pt" style:font-weight-complex="normal"/>
    </style:style>
    <style:style style:name="P45" style:family="paragraph" style:parent-style-name="Standard">
      <style:text-properties style:font-name="Arial1" fo:language="en" fo:country="US" fo:font-weight="bold" officeooo:rsid="0011a1f1" officeooo:paragraph-rsid="0011a1f1" style:font-weight-asian="bold" style:font-weight-complex="bold"/>
    </style:style>
    <style:style style:name="P46" style:family="paragraph" style:parent-style-name="Standard">
      <style:text-properties style:font-name="Arial1" fo:language="en" fo:country="US" fo:font-weight="bold" officeooo:rsid="001a85a8" officeooo:paragraph-rsid="001a85a8" style:font-weight-asian="bold" style:font-weight-complex="bold"/>
    </style:style>
    <style:style style:name="P47" style:family="paragraph" style:parent-style-name="Standard">
      <style:text-properties style:font-name="Arial1" fo:language="en" fo:country="US" fo:font-weight="bold" officeooo:rsid="001d9f6e" officeooo:paragraph-rsid="001d9f6e" style:font-weight-asian="bold" style:font-weight-complex="bold"/>
    </style:style>
    <style:style style:name="P48" style:family="paragraph" style:parent-style-name="Standard">
      <style:text-properties style:font-name="Arial1" fo:language="en" fo:country="US" officeooo:rsid="0011a1f1" officeooo:paragraph-rsid="0011a1f1"/>
    </style:style>
    <style:style style:name="P49" style:family="paragraph" style:parent-style-name="Standard">
      <style:text-properties style:font-name="Arial1" fo:language="en" fo:country="US" style:text-underline-style="solid" style:text-underline-width="auto" style:text-underline-color="font-color" officeooo:rsid="00136f17" officeooo:paragraph-rsid="00136f17"/>
    </style:style>
    <style:style style:name="P50" style:family="paragraph" style:parent-style-name="Standard">
      <style:text-properties style:font-name="Arial1" fo:language="en" fo:country="US" style:text-underline-style="solid" style:text-underline-width="auto" style:text-underline-color="font-color" officeooo:paragraph-rsid="00136f17"/>
    </style:style>
    <style:style style:name="P51" style:family="paragraph" style:parent-style-name="Standard">
      <style:text-properties style:font-name="Arial1" fo:language="en" fo:country="US" style:text-underline-style="solid" style:text-underline-width="auto" style:text-underline-color="font-color" officeooo:rsid="001bf165" officeooo:paragraph-rsid="001bf165"/>
    </style:style>
    <style:style style:name="P52" style:family="paragraph" style:parent-style-name="Standard">
      <style:text-properties style:font-name="Arial1" fo:language="en" fo:country="US" officeooo:rsid="00136f17" officeooo:paragraph-rsid="00136f17"/>
    </style:style>
    <style:style style:name="P53" style:family="paragraph" style:parent-style-name="Standard">
      <style:text-properties style:font-name="Arial1" fo:language="en" fo:country="US" style:text-underline-style="none" officeooo:rsid="00136f17" officeooo:paragraph-rsid="00136f17"/>
    </style:style>
    <style:style style:name="P54" style:family="paragraph" style:parent-style-name="Standard">
      <style:text-properties style:font-name="Arial1" fo:language="en" fo:country="US" officeooo:paragraph-rsid="00136f17"/>
    </style:style>
    <style:style style:name="P55" style:family="paragraph" style:parent-style-name="Standard">
      <style:text-properties style:font-name="Arial1" fo:language="en" fo:country="US" officeooo:rsid="001a85a8" officeooo:paragraph-rsid="001a85a8"/>
    </style:style>
    <style:style style:name="P56" style:family="paragraph" style:parent-style-name="Standard">
      <style:text-properties style:font-name="Arial1" fo:language="en" fo:country="US" officeooo:rsid="001b48ef" officeooo:paragraph-rsid="001b48ef"/>
    </style:style>
    <style:style style:name="P57" style:family="paragraph" style:parent-style-name="Standard">
      <style:text-properties style:font-name="Arial1" fo:language="en" fo:country="US" officeooo:rsid="001bf165" officeooo:paragraph-rsid="001bf165"/>
    </style:style>
    <style:style style:name="P58" style:family="paragraph" style:parent-style-name="Standard">
      <style:text-properties style:font-name="Arial1" fo:language="en" fo:country="US" officeooo:rsid="001cd5e5" officeooo:paragraph-rsid="001cd5e5"/>
    </style:style>
    <style:style style:name="P59" style:family="paragraph" style:parent-style-name="Standard">
      <style:text-properties style:font-name="Arial1" fo:language="en" fo:country="US" fo:font-weight="normal" officeooo:rsid="001ed03b" officeooo:paragraph-rsid="001ed03b" style:font-weight-asian="normal" style:font-weight-complex="normal"/>
    </style:style>
    <style:style style:name="P60" style:family="paragraph" style:parent-style-name="Standard">
      <style:text-properties style:font-name="Arial1" fo:language="en" fo:country="US" fo:font-weight="normal" officeooo:rsid="00204241" officeooo:paragraph-rsid="00204241" style:font-weight-asian="normal" style:font-weight-complex="normal"/>
    </style:style>
    <style:style style:name="P61" style:family="paragraph" style:parent-style-name="Standard">
      <style:text-properties style:font-name="Arial1" fo:language="en" fo:country="US" fo:font-weight="normal" officeooo:rsid="0024fc16" officeooo:paragraph-rsid="0024fc16" style:font-weight-asian="normal" style:font-weight-complex="normal"/>
    </style:style>
    <style:style style:name="P62" style:family="paragraph" style:parent-style-name="Standard">
      <style:text-properties style:font-name="Arial1" fo:language="en" fo:country="US" officeooo:rsid="001d9f6e" officeooo:paragraph-rsid="001d9f6e"/>
    </style:style>
    <style:style style:name="P63" style:family="paragraph" style:parent-style-name="Standard">
      <style:text-properties style:font-name="Arial1" fo:language="en" fo:country="US" officeooo:rsid="004451ca" officeooo:paragraph-rsid="004451ca"/>
    </style:style>
    <style:style style:name="P64" style:family="paragraph" style:parent-style-name="Standard" style:list-style-name="L14">
      <style:text-properties style:font-name="Arial1" fo:language="en" fo:country="US" officeooo:rsid="004451ca" officeooo:paragraph-rsid="004451ca"/>
    </style:style>
    <style:style style:name="P65" style:family="paragraph" style:parent-style-name="Standard" style:list-style-name="L18">
      <style:text-properties style:font-name="Arial1" fo:language="en" fo:country="US" officeooo:rsid="00574764" officeooo:paragraph-rsid="00574764"/>
    </style:style>
    <style:style style:name="P66" style:family="paragraph" style:parent-style-name="Standard">
      <style:text-properties style:font-name="Arial1" fo:language="en" fo:country="US" officeooo:rsid="00582887" officeooo:paragraph-rsid="00582887"/>
    </style:style>
    <style:style style:name="P67" style:family="paragraph" style:parent-style-name="Standard" style:list-style-name="L5">
      <style:text-properties style:font-name="Arial1" fo:font-size="12pt" fo:language="el" fo:country="GR" fo:font-weight="normal" officeooo:rsid="00312a5f" officeooo:paragraph-rsid="00312a5f" style:font-size-asian="12pt" style:font-weight-asian="normal" style:font-size-complex="12pt" style:font-weight-complex="normal"/>
    </style:style>
    <style:style style:name="P68" style:family="paragraph" style:parent-style-name="Standard">
      <style:text-properties style:font-name="Arial1" fo:font-size="12pt" fo:language="el" fo:country="GR" fo:font-weight="normal" officeooo:rsid="00312a5f" officeooo:paragraph-rsid="00312a5f" style:font-size-asian="12pt" style:font-weight-asian="normal" style:font-size-complex="12pt" style:font-weight-complex="normal"/>
    </style:style>
    <style:style style:name="P69" style:family="paragraph" style:parent-style-name="Standard" style:list-style-name="L7">
      <style:text-properties style:font-name="Arial1" fo:font-size="12pt" fo:language="el" fo:country="GR" fo:font-weight="normal" officeooo:rsid="0032eafd" officeooo:paragraph-rsid="0032eafd" style:font-size-asian="12pt" style:font-weight-asian="normal" style:font-size-complex="12pt" style:font-weight-complex="normal"/>
    </style:style>
    <style:style style:name="P70" style:family="paragraph" style:parent-style-name="Standard" style:list-style-name="L7">
      <style:text-properties style:font-name="Arial1" fo:font-size="12pt" fo:language="el" fo:country="GR" fo:font-weight="normal" officeooo:rsid="0035630c" officeooo:paragraph-rsid="0035630c" style:font-size-asian="12pt" style:font-weight-asian="normal" style:font-size-complex="12pt" style:font-weight-complex="normal"/>
    </style:style>
    <style:style style:name="P71" style:family="paragraph" style:parent-style-name="Standard">
      <style:text-properties style:font-name="Arial1" fo:font-size="12pt" fo:language="el" fo:country="GR" fo:font-weight="normal" officeooo:rsid="0035630c" officeooo:paragraph-rsid="0035630c" style:font-size-asian="12pt" style:font-weight-asian="normal" style:font-size-complex="12pt" style:font-weight-complex="normal"/>
    </style:style>
    <style:style style:name="P72" style:family="paragraph" style:parent-style-name="Standard" style:list-style-name="L7">
      <style:text-properties style:font-name="Arial1" fo:font-size="12pt" fo:language="el" fo:country="GR" fo:font-weight="normal" officeooo:rsid="00374dee" officeooo:paragraph-rsid="00374dee" style:font-size-asian="12pt" style:font-weight-asian="normal" style:font-size-complex="12pt" style:font-weight-complex="normal"/>
    </style:style>
    <style:style style:name="P73" style:family="paragraph" style:parent-style-name="Standard" style:list-style-name="L7">
      <style:text-properties style:font-name="Arial1" fo:font-size="12pt" fo:language="el" fo:country="GR" fo:font-weight="normal" officeooo:rsid="003781af" officeooo:paragraph-rsid="003781af" style:font-size-asian="12pt" style:font-weight-asian="normal" style:font-size-complex="12pt" style:font-weight-complex="normal"/>
    </style:style>
    <style:style style:name="P74" style:family="paragraph" style:parent-style-name="Standard" style:list-style-name="L6">
      <style:text-properties style:font-name="Arial1" fo:font-size="12pt" fo:language="en" fo:country="US" fo:font-weight="normal" officeooo:rsid="00312a5f" officeooo:paragraph-rsid="00312a5f" style:font-size-asian="12pt" style:font-weight-asian="normal" style:font-size-complex="12pt" style:font-weight-complex="normal"/>
    </style:style>
    <style:style style:name="P75" style:family="paragraph" style:parent-style-name="Standard">
      <style:text-properties style:font-name="Arial1" fo:font-size="12pt" fo:language="en" fo:country="US" fo:font-weight="normal" officeooo:rsid="00312a5f" officeooo:paragraph-rsid="00312a5f" style:font-size-asian="12pt" style:font-weight-asian="normal" style:font-size-complex="12pt" style:font-weight-complex="normal"/>
    </style:style>
    <style:style style:name="P76" style:family="paragraph" style:parent-style-name="Standard">
      <style:text-properties style:font-name="Arial1" fo:font-size="12pt" fo:language="en" fo:country="US" fo:font-weight="normal" officeooo:rsid="0032eafd" officeooo:paragraph-rsid="0032eafd" style:font-size-asian="12pt" style:font-weight-asian="normal" style:font-size-complex="12pt" style:font-weight-complex="normal"/>
    </style:style>
    <style:style style:name="P77" style:family="paragraph" style:parent-style-name="Standard" style:list-style-name="L7">
      <style:text-properties style:font-name="Arial1" fo:font-size="12pt" fo:language="en" fo:country="US" fo:font-weight="normal" officeooo:rsid="0032eafd" officeooo:paragraph-rsid="0032eafd" style:font-size-asian="12pt" style:font-weight-asian="normal" style:font-size-complex="12pt" style:font-weight-complex="normal"/>
    </style:style>
    <style:style style:name="P78" style:family="paragraph" style:parent-style-name="Standard">
      <style:text-properties officeooo:paragraph-rsid="00389be8"/>
    </style:style>
    <style:style style:name="P79" style:family="paragraph" style:parent-style-name="Standard">
      <style:text-properties officeooo:rsid="0039e5e2" officeooo:paragraph-rsid="0039e5e2"/>
    </style:style>
    <style:style style:name="P80" style:family="paragraph" style:parent-style-name="Standard" style:list-style-name="L8">
      <style:text-properties officeooo:rsid="0039e5e2" officeooo:paragraph-rsid="0039e5e2"/>
    </style:style>
    <style:style style:name="P81" style:family="paragraph" style:parent-style-name="Standard">
      <style:text-properties officeooo:paragraph-rsid="004294ff"/>
    </style:style>
    <style:style style:name="P82" style:family="paragraph" style:parent-style-name="Standard" style:list-style-name="L12">
      <style:text-properties officeooo:paragraph-rsid="004294ff"/>
    </style:style>
    <style:style style:name="P83" style:family="paragraph" style:parent-style-name="Standard">
      <style:text-properties officeooo:paragraph-rsid="004b6592"/>
    </style:style>
    <style:style style:name="P84" style:family="paragraph" style:parent-style-name="Standard" style:list-style-name="L16">
      <style:text-properties officeooo:paragraph-rsid="004ee8b5"/>
    </style:style>
    <style:style style:name="P85" style:family="paragraph" style:parent-style-name="Standard">
      <style:paragraph-properties style:writing-mode="lr-tb"/>
      <style:text-properties style:font-name="Arial1"/>
    </style:style>
    <style:style style:name="P86" style:family="paragraph" style:parent-style-name="Standard" style:list-style-name="WWNum1">
      <style:paragraph-properties style:writing-mode="lr-tb"/>
      <style:text-properties style:font-name="Arial1" fo:font-size="12pt" fo:language="en" fo:country="US" fo:font-weight="normal" officeooo:rsid="00204241" officeooo:paragraph-rsid="00218a81" style:font-size-asian="12pt" style:font-weight-asian="normal" style:font-size-complex="12pt" style:font-weight-complex="normal"/>
    </style:style>
    <style:style style:name="P87" style:family="paragraph" style:parent-style-name="Standard" style:list-style-name="WWNum1">
      <style:paragraph-properties style:writing-mode="lr-tb"/>
      <style:text-properties style:font-name="Arial1" fo:font-size="12pt" fo:language="en" fo:country="US" fo:font-weight="normal" officeooo:paragraph-rsid="00218a81" style:font-size-asian="12pt" style:font-weight-asian="normal" style:font-size-complex="12pt" style:font-weight-complex="normal"/>
    </style:style>
    <style:style style:name="P88" style:family="paragraph" style:parent-style-name="Standard" style:list-style-name="L5">
      <style:paragraph-properties style:writing-mode="lr-tb"/>
      <style:text-properties style:font-name="Arial1" fo:font-size="12pt" style:font-size-asian="12pt" style:font-size-complex="12pt"/>
    </style:style>
    <style:style style:name="P89" style:family="paragraph" style:parent-style-name="Standard" style:list-style-name="L6">
      <style:paragraph-properties style:writing-mode="lr-tb"/>
      <style:text-properties style:font-name="Arial1" fo:font-size="12pt" style:font-size-asian="12pt" style:font-size-complex="12pt"/>
    </style:style>
    <style:style style:name="P90" style:family="paragraph" style:parent-style-name="Standard" style:list-style-name="L5">
      <style:paragraph-properties style:writing-mode="lr-tb"/>
      <style:text-properties style:font-name="Arial1" fo:font-size="12pt" fo:language="el" fo:country="GR" officeooo:rsid="00312a5f" officeooo:paragraph-rsid="00312a5f" style:font-size-asian="12pt" style:font-size-complex="12pt"/>
    </style:style>
    <style:style style:name="P91" style:family="paragraph" style:parent-style-name="Standard" style:list-style-name="L3">
      <style:paragraph-properties fo:text-align="justify" style:justify-single-word="false" style:writing-mode="lr-tb"/>
      <style:text-properties style:font-name="Arial1"/>
    </style:style>
    <style:style style:name="P92" style:family="paragraph" style:parent-style-name="Standard" style:list-style-name="L13">
      <style:paragraph-properties style:writing-mode="lr-tb"/>
      <style:text-properties fo:color="#000000" style:font-name="Arial1"/>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language="en" fo:country="US" fo:font-style="normal" fo:text-shadow="none" style:text-underline-style="none" fo:font-weight="normal" officeooo:rsid="001cd5e5" officeooo:paragraph-rsid="001cd5e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language="en" fo:country="US" fo:font-style="normal" fo:text-shadow="none" style:text-underline-style="none" fo:font-weight="normal" officeooo:paragraph-rsid="001d77a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language="en" fo:country="US" fo:font-style="normal" fo:text-shadow="none" style:text-underline-style="none" fo:font-weight="normal" officeooo:rsid="001d77a5" officeooo:paragraph-rsid="001d77a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36f17"/>
    </style:style>
    <style:style style:name="T2" style:family="text">
      <style:text-properties fo:language="el" fo:country="GR"/>
    </style:style>
    <style:style style:name="T3" style:family="text">
      <style:text-properties fo:language="el" fo:country="GR" officeooo:rsid="005d575e"/>
    </style:style>
    <style:style style:name="T4" style:family="text">
      <style:text-properties fo:language="en" fo:country="US"/>
    </style:style>
    <style:style style:name="T5" style:family="text">
      <style:text-properties fo:language="en" fo:country="US" style:language-complex="el" style:country-complex="GR"/>
    </style:style>
    <style:style style:name="T6" style:family="text">
      <style:text-properties fo:language="en" fo:country="US" officeooo:rsid="002621c2"/>
    </style:style>
    <style:style style:name="T7" style:family="text">
      <style:text-properties fo:language="en" fo:country="US" officeooo:rsid="002af955"/>
    </style:style>
    <style:style style:name="T8" style:family="text">
      <style:text-properties fo:language="en" fo:country="US" style:letter-kerning="true" style:font-name-complex="Century Gothic2" style:language-complex="el" style:country-complex="GR"/>
    </style:style>
    <style:style style:name="T9" style:family="text">
      <style:text-properties fo:language="en" fo:country="US" officeooo:rsid="004ee8b5"/>
    </style:style>
    <style:style style:name="T10" style:family="text">
      <style:text-properties officeooo:rsid="00183c52"/>
    </style:style>
    <style:style style:name="T11" style:family="text">
      <style:text-properties officeooo:rsid="001d77a5"/>
    </style:style>
    <style:style style:name="T12" style:family="text">
      <style:text-properties fo:color="#000000" fo:language="en" fo:country="US" style:letter-kerning="true" style:font-name-complex="Calibri1" style:language-complex="el" style:country-complex="GR"/>
    </style:style>
    <style:style style:name="T13" style:family="text">
      <style:text-properties fo:color="#000000" fo:language="en" fo:country="US" style:letter-kerning="true" style:language-complex="el" style:country-complex="GR"/>
    </style:style>
    <style:style style:name="T14" style:family="text">
      <style:text-properties fo:color="#000000" fo:language="en" fo:country="US" style:letter-kerning="true" style:font-name-asian="Gill Sans" style:font-name-complex="Century Gothic2" style:language-complex="el" style:country-complex="GR"/>
    </style:style>
    <style:style style:name="T15" style:family="text">
      <style:text-properties fo:color="#000000" fo:language="en" fo:country="US" style:letter-kerning="true" style:font-name-asian="Gill Sans"/>
    </style:style>
    <style:style style:name="T16" style:family="text">
      <style:text-properties fo:color="#000000" fo:language="el" fo:country="GR" style:letter-kerning="true"/>
    </style:style>
    <style:style style:name="T17" style:family="text">
      <style:text-properties fo:color="#000000" style:font-name-complex="Arial2" style:language-complex="el" style:country-complex="GR"/>
    </style:style>
    <style:style style:name="T18" style:family="text">
      <style:text-properties fo:color="#000000"/>
    </style:style>
    <style:style style:name="T19" style:family="text">
      <style:text-properties fo:color="#000000" style:letter-kerning="true"/>
    </style:style>
    <style:style style:name="T20" style:family="text">
      <style:text-properties fo:color="#000000" style:letter-kerning="true" style:language-complex="el" style:country-complex="GR"/>
    </style:style>
    <style:style style:name="T21" style:family="text">
      <style:text-properties fo:color="#000000" style:letter-kerning="true" style:font-name-complex="Calibri1" style:language-complex="el" style:country-complex="GR"/>
    </style:style>
    <style:style style:name="T22" style:family="text">
      <style:text-properties style:font-name="Arial1" fo:font-size="12pt" fo:language="el" fo:country="GR" fo:font-weight="normal" style:font-size-asian="12pt" style:font-weight-asian="normal" style:font-size-complex="12pt" style:font-weight-complex="normal"/>
    </style:style>
    <style:style style:name="T23" style:family="text">
      <style:text-properties style:font-name="Arial1" fo:font-size="12pt" fo:language="el" fo:country="GR" fo:font-weight="normal" officeooo:rsid="00389be8" style:font-size-asian="12pt" style:font-weight-asian="normal" style:font-size-complex="12pt" style:font-weight-complex="normal"/>
    </style:style>
    <style:style style:name="T24" style:family="text">
      <style:text-properties style:font-name="Arial1" fo:font-size="12pt" fo:language="el" fo:country="GR" fo:font-weight="normal" officeooo:rsid="004294ff" style:font-size-asian="12pt" style:font-weight-asian="normal" style:font-size-complex="12pt" style:font-weight-complex="normal"/>
    </style:style>
    <style:style style:name="T25" style:family="text">
      <style:text-properties style:font-name="Arial1" fo:font-size="12pt" fo:language="en" fo:country="US" fo:font-weight="normal" style:font-size-asian="12pt" style:font-weight-asian="normal" style:font-size-complex="12pt" style:font-weight-complex="normal"/>
    </style:style>
    <style:style style:name="T26" style:family="text">
      <style:text-properties style:font-name="Arial1" fo:font-size="12pt" fo:language="en" fo:country="US" fo:font-weight="normal" officeooo:rsid="00389be8" style:font-size-asian="12pt" style:font-weight-asian="normal" style:font-size-complex="12pt" style:font-weight-complex="normal"/>
    </style:style>
    <style:style style:name="T27" style:family="text">
      <style:text-properties style:font-name="Arial1" fo:font-size="12pt" fo:language="en" fo:country="US" fo:font-weight="normal" officeooo:rsid="004294ff" style:font-size-asian="12pt" style:font-weight-asian="normal" style:font-size-complex="12pt" style:font-weight-complex="normal"/>
    </style:style>
    <style:style style:name="T28" style:family="text">
      <style:text-properties style:font-name="Arial1" fo:font-size="12pt" fo:font-weight="normal" style:font-size-asian="12pt" style:font-weight-asian="normal" style:font-size-complex="12pt" style:font-weight-complex="normal"/>
    </style:style>
    <style:style style:name="T29" style:family="text">
      <style:text-properties style:font-name="Arial1" fo:font-size="12pt" fo:font-weight="normal" officeooo:rsid="004294ff" style:font-size-asian="12pt" style:font-weight-asian="normal" style:font-size-complex="12pt" style:font-weight-complex="normal"/>
    </style:style>
    <style:style style:name="T30" style:family="text">
      <style:text-properties style:font-name="Arial1" fo:language="en" fo:country="US" fo:font-weight="bold" officeooo:rsid="004b6592" style:font-weight-asian="bold" style:font-weight-complex="bold"/>
    </style:style>
    <style:style style:name="T31" style:family="text">
      <style:text-properties style:font-name="Arial1" fo:language="en" fo:country="US" fo:font-weight="bold" officeooo:rsid="004d215d" style:font-weight-asian="bold" style:font-weight-complex="bold"/>
    </style:style>
    <style:style style:name="T32" style:family="text">
      <style:text-properties style:font-name="Arial1" fo:language="en" fo:country="US" officeooo:rsid="004d215d"/>
    </style:style>
    <style:style style:name="T33" style:family="text">
      <style:text-properties style:font-name="Arial1" fo:language="en" fo:country="US" officeooo:rsid="004ee8b5"/>
    </style:style>
    <style:style style:name="T34" style:family="text">
      <style:text-properties style:font-name="Arial1" fo:language="en" fo:country="US" officeooo:rsid="00136f17"/>
    </style:style>
    <style:style style:name="T35" style:family="text">
      <style:text-properties style:font-name="Arial1" fo:language="en" fo:country="US" officeooo:rsid="005d575e"/>
    </style:style>
    <style:style style:name="T36" style:family="text">
      <style:text-properties style:font-name="Arial1" fo:language="en" fo:country="US" style:text-underline-style="none" officeooo:rsid="00136f17"/>
    </style:style>
    <style:style style:name="T37" style:family="text">
      <style:text-properties style:font-name="Arial1" fo:language="el" fo:country="GR" officeooo:rsid="004d215d"/>
    </style:style>
    <style:style style:name="T38" style:family="text">
      <style:text-properties style:font-name="Arial1" fo:language="el" fo:country="GR" officeooo:rsid="004ee8b5"/>
    </style:style>
    <style:style style:name="T39" style:family="text">
      <style:text-properties style:font-name="Arial1" fo:language="el" fo:country="GR" officeooo:rsid="005d575e"/>
    </style:style>
    <style:style style:name="T40" style:family="text">
      <style:text-properties style:font-name="Arial1" fo:language="el" fo:country="GR" style:text-underline-style="none" officeooo:rsid="005d575e"/>
    </style:style>
    <style:style style:name="T41" style:family="text">
      <style:text-properties style:font-name="Arial1" fo:language="el" fo:country="GR" style:text-underline-style="none" officeooo:rsid="00136f17"/>
    </style:style>
    <style:style style:name="T42" style:family="text">
      <style:text-properties style:text-underline-style="none" officeooo:rsid="00136f17"/>
    </style:style>
    <style:style style:name="T43" style:family="text">
      <style:text-properties style:text-underline-style="none" officeooo:rsid="00183c52"/>
    </style:style>
    <style:style style:name="T44" style:family="text">
      <style:text-properties fo:font-weight="bold" style:font-weight-asian="bold" style:font-weight-complex="bold"/>
    </style:style>
    <style:style style:name="T45" style:family="text">
      <style:text-properties officeooo:rsid="002621c2"/>
    </style:style>
    <style:style style:name="T46" style:family="text">
      <style:text-properties officeooo:rsid="002af955"/>
    </style:style>
    <style:style style:name="T47" style:family="text">
      <style:text-properties fo:color="#404040" fo:language="en" fo:country="US" style:letter-kerning="true" style:font-name-complex="Cambria1" style:language-complex="el" style:country-complex="GR"/>
    </style:style>
    <style:style style:name="T48" style:family="text">
      <style:text-properties fo:color="#404040" fo:language="en" fo:country="US" style:letter-kerning="true"/>
    </style:style>
    <style:style style:name="T49" style:family="text">
      <style:text-properties fo:color="#404040" style:letter-kerning="true"/>
    </style:style>
    <style:style style:name="T50" style:family="text">
      <style:text-properties fo:color="#404040" fo:language="el" fo:country="GR" style:letter-kerning="true"/>
    </style:style>
    <style:style style:name="T51" style:family="text">
      <style:text-properties fo:color="#0635ba" fo:language="en" fo:country="US" fo:font-weight="bold" style:letter-kerning="true" style:font-weight-asian="bold" style:font-name-complex="Cambria1" style:language-complex="el" style:country-complex="GR"/>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fo:font-size="12pt" fo:language="en" fo:country="US" fo:font-weight="normal" style:letter-kerning="true" style:font-size-asian="12pt" style:font-weight-asian="normal" style:font-name-complex="Century Gothic2" style:font-size-complex="12pt" style:language-complex="el" style:country-complex="GR" style:font-weight-complex="normal"/>
    </style:style>
    <style:style style:name="T54" style:family="text">
      <style:text-properties fo:language="en" fo:country="GB" style:letter-kerning="true"/>
    </style:style>
    <style:style style:name="T55" style:family="text">
      <style:text-properties officeooo:rsid="004ee8b5"/>
    </style:style>
    <style:style style:name="T56" style:family="text">
      <style:text-properties officeooo:rsid="005d575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Περιγράψτε έναν ρεαλιστικό πλήρη Κύκλο Ζωής Ανάπτυξης Λογισμικού που υιοθετεί μια δομημένη μεθοδολογία ανάλυσης και σχεδίασης (αναφερθείτε στις φάσεις με μία σύντομη περιγραφή τους.</text:p>
      <text:p text:style-name="P48"/>
      <text:p text:style-name="P48"/>
      <text:p text:style-name="P49">-Μελέτη Εφαρμογής</text:p>
      <text:p text:style-name="P49"/>
      <text:p text:style-name="P17"><text:span text:style-name="T34">Στα πλαίσια της Φάσης 1, θα πραγματοποιηθεί η Μελέτη Εφαρμογής του Συστήματος. Στόχος </text:span><text:span text:style-name="T39">είναι </text:span><text:span text:style-name="T34">η αποτύπωση των απαιτήσεων των χρηστών, η μελέτη των υπαρχόντων συστημάτων, η καταγραφή των σεναρίων ελέγχου, η καταγραφή των αδυναμιών και των κινδύνων και η οριστικοποίηση της μεθοδολογίας υλοποίησης. </text:span><text:span text:style-name="T39">Θ</text:span><text:span text:style-name="T34">α πραγματοποιηθεί και η πλήρης ανάλυση και σχεδιασμός της αρχιτεκτονικής του συστήματος και των υποσυστημάτων αυτού και θα τεθούν οι λειτουργικές προδιαγραφές. </text:span></text:p>
      <text:p text:style-name="P52"/>
      <text:p text:style-name="P52"/>
      <text:p text:style-name="P49">-Ανάπτυξη εφαρμογών και υλοποίηση του Πληροφοριακού Συστήματος</text:p>
      <text:p text:style-name="P49"/>
      <text:p text:style-name="P17"><text:span text:style-name="T36">Στα πλαίσια της παρούσας Φάσης θα γίνει η ανάπτυξη όλων των εφαρμογών του συστήματος. </text:span><text:span text:style-name="T41">Θ</text:span><text:span text:style-name="T36">α γίνει η εγκατάσταση του τυποποιημένου λογισμικού και του λογισμικού των εφαρμογών που θα αναπτύξει η </text:span><text:span text:style-name="T40">ετ</text:span><text:span text:style-name="T41">αιρεία</text:span><text:span text:style-name="T36"> μας στους χώρους της Αναθέτουσας Αρχής, ενώ θα πραγματοποιηθούν και όλες οι απαιτούμενες δοκιμές ελέγχου του συστήματος, μέσω των οποίων θα εξασφαλισθεί η εύρυθμη λειτουργία τους</text:span></text:p>
      <text:p text:style-name="P49"/>
      <text:p text:style-name="P49"/>
      <text:p text:style-name="P49">-Μετάπτωση Δεδομένων</text:p>
      <text:p text:style-name="P49"/>
      <text:p text:style-name="P54"><text:span text:style-name="T42">Πρόκειται για την Φάση της Μετάπτωσης των δεδομένων από το παλαιό σύστημα στο νέο. </text:span>Η φάση αυτή θα διεξαχθεί σταδιακά και σε παραλληλία με την Φάση 2.<text:span text:style-name="T3">Θ</text:span>α γίνει χρήση των μηχανισμών και των εφαρμογών που έχουν αναπτυχθεί στα πλαίσια των εφαρμογών ενοποίησης και διαχείρισης δεδομένων. Στόχος της φάσης αυτής είναι η πλήρης εξάλειψη των «προβληματικών» εγγραφών του συστήματος και η μεταφορά στην νέα βάση δεδομένων των «καθαρών» στοιχείων. Αυτά χαρακτηρίζονται από την έλλειψη διπλοεγγραφών αλλά και την πληρότητα και ακεραιότητα των δεδομένων που αφορούν τους εμπλεκομένους. Με το πέρας της παραπάνω διαδικασίας, θα έχει ολοκληρωθεί με αυτόματο τρόπο η εισαγωγή των στοιχείων στο νέο Πληροφοριακό Σύστημα (νέα Βάση Δεδομένων) και θα έχουν εντοπιστεί οι προβληματικές εγγραφές οι οποίες δεν μπορούν να αντιμετωπισθούν και να εισαχθούν στο νέο σύστημα με αυτοματοποιημένο τρόπο. </text:p>
      <text:p text:style-name="P49"/>
      <text:p text:style-name="P49"/>
      <text:p text:style-name="P49">-Εκπαιδευτική Πιλοτική Λειτουργία</text:p>
      <text:p text:style-name="P49"/>
      <text:p text:style-name="P54"><text:span text:style-name="T42">Στα πλαίσια της Φάσης αυτής θα ολοκληρωθεί η Εκπαίδευση των χρηστών του συστήματος. </text:span>Στα πλαίσια της Δραστηριότητας αυτής, θα πραγματοποιηθούν όλα τα εκπαιδευτικά σεμινάρια που αφορούν την εξοικείωση των χρηστών σε θέματα σχετικά με τη λειτουργία, διαχείριση και συντήρηση του προσφερόμενου λογισμικού και των εφαρμογών.</text:p>
      <text:p text:style-name="P54"/>
      <text:p text:style-name="P54"/>
      <text:p text:style-name="P49"/>
      <text:p text:style-name="P49"/>
      <text:p text:style-name="P50"><text:soft-page-break/><text:span text:style-name="T1">-</text:span>Πιλοτική Λειτουργία </text:p>
      <text:p text:style-name="P49"/>
      <text:p text:style-name="P54"><text:span text:style-name="T42">Πρόκειται για την Φάση της λειτουργίας του συστήματος σε Πιλοτική Λειτουργία. Το σύστημα θα κληθεί να λειτουργήσει σε συνθήκες παραγωγής ενώ ένας μηχανισμός υποστήριξης θα φροντίζει για την διόρθωση των λαθών και των προβλημάτων. </text:span>Επιπλέον θα διεξαχθούν οι τελικές δοκιμές του Πληροφοριακού Συστήματος και θα πραγματοποιηθεί η εκπαίδευση των χρηστών. </text:p>
      <text:p text:style-name="P53"/>
      <text:p text:style-name="P53"/>
      <text:p text:style-name="P49">-Παραγωγική Λειτουργία</text:p>
      <text:p text:style-name="P49"/>
      <text:p text:style-name="P54"><text:span text:style-name="T42">Πρόκειται για την φάση κατά την οποία το σύστημα θα λειτουργήσει σε συνθήκες πραγματικής παραγωγής.</text:span><text:span text:style-name="T43"> Επίσης θα</text:span> λειτουργήσει σε πραγματικές συνθήκες εργασίας και <text:span text:style-name="T10">θα</text:span> χρησιμοποιηθεί απρόσκοπτα από το σύνολο των προβλεπόμενων χρηστών.</text:p>
      <text:p text:style-name="P54"/>
      <text:p text:style-name="P54"/>
      <text:p text:style-name="P55"/>
      <text:p text:style-name="P46">Πως διασφαλίζω την ποιότητα των παραδοτέων του κύκλου ζωής και πως τεκμηριώνω το επίπεδο συμμόρφωσης για τα συμφωνημένα ποιοτικά χαρακτηριστικά του λογισμικού;</text:p>
      <text:p text:style-name="P52"/>
      <text:p text:style-name="P56">Για τη διασφάλιση στο τέλος του κάθε κύκλου, κάνω review ώστε να εντοπίσω τα λάθη και να μην τα μεταφέρω στο άλλο σκέλος.</text:p>
      <text:p text:style-name="P56"/>
      <text:p text:style-name="P51">Μέθοδος Υπολογισμού Βαθμού Συμμόρφωσης</text:p>
      <text:p text:style-name="P57">Ο βαθμός συμμόρφωσης για κάθε απαίτηση θα υπολογίζεται από το γινόμενο του βαθμού σπουδαιότητας και του ποσοστού συμμόρφωσης που έχει προκύψει από την εκτέλεση των σεναρίων ελέγχου που αντιστοιχούν σε κάθε απαίτηση. </text:p>
      <text:p text:style-name="P57"/>
      <text:p text:style-name="P56">Σενάρια:</text:p>
      <table:table table:name="Table1" table:style-name="Table1">
        <table:table-column table:style-name="Table1.A" table:number-columns-repeated="5"/>
        <table:table-row>
          <table:table-cell table:style-name="Table1.A1" office:value-type="string">
            <text:p text:style-name="P93">Ταυτ. Απαίτησης</text:p>
          </table:table-cell>
          <table:table-cell table:style-name="Table1.A1" office:value-type="string">
            <text:p text:style-name="P93">Κρίσιμη</text:p>
          </table:table-cell>
          <table:table-cell table:style-name="Table1.A1" office:value-type="string">
            <text:p text:style-name="P93">Δείκτης Σπουδαιότητας</text:p>
          </table:table-cell>
          <table:table-cell table:style-name="Table1.A1" office:value-type="string">
            <text:p text:style-name="P93">Ποσοστό Συμμόρφωσης</text:p>
          </table:table-cell>
          <table:table-cell table:style-name="Table1.E1" office:value-type="string">
            <text:p text:style-name="P93">Βαθμός Συμμόρφωσης</text:p>
          </table:table-cell>
        </table:table-row>
        <table:table-row>
          <table:table-cell table:style-name="Table1.A2" office:value-type="string">
            <text:p text:style-name="P93">Απαιτ.1</text:p>
          </table:table-cell>
          <table:table-cell table:style-name="Table1.A2" office:value-type="string">
            <text:p text:style-name="P93">Ναι</text:p>
          </table:table-cell>
          <table:table-cell table:style-name="Table1.A2" office:value-type="string">
            <text:p text:style-name="P93">5</text:p>
          </table:table-cell>
          <table:table-cell table:style-name="Table1.A2" office:value-type="string">
            <text:p text:style-name="P93">85%</text:p>
          </table:table-cell>
          <table:table-cell table:style-name="Table1.E2" office:value-type="string">
            <text:p text:style-name="P93">4.25</text:p>
          </table:table-cell>
        </table:table-row>
        <table:table-row>
          <table:table-cell table:style-name="Table1.A2" office:value-type="string">
            <text:p text:style-name="P93">Απαιτ.2 </text:p>
          </table:table-cell>
          <table:table-cell table:style-name="Table1.A2" office:value-type="string">
            <text:p text:style-name="P93">Ναι</text:p>
          </table:table-cell>
          <table:table-cell table:style-name="Table1.A2" office:value-type="string">
            <text:p text:style-name="P93">5</text:p>
          </table:table-cell>
          <table:table-cell table:style-name="Table1.A2" office:value-type="string">
            <text:p text:style-name="P93">90%</text:p>
          </table:table-cell>
          <table:table-cell table:style-name="Table1.E2" office:value-type="string">
            <text:p text:style-name="P93">4.5</text:p>
          </table:table-cell>
        </table:table-row>
        <table:table-row>
          <table:table-cell table:style-name="Table1.A2" office:value-type="string">
            <text:p text:style-name="P93">Απαιτ.3</text:p>
          </table:table-cell>
          <table:table-cell table:style-name="Table1.A2" office:value-type="string">
            <text:p text:style-name="P93">Οχι</text:p>
          </table:table-cell>
          <table:table-cell table:style-name="Table1.A2" office:value-type="string">
            <text:p text:style-name="P93">4</text:p>
          </table:table-cell>
          <table:table-cell table:style-name="Table1.A2" office:value-type="string">
            <text:p text:style-name="P93">70%</text:p>
          </table:table-cell>
          <table:table-cell table:style-name="Table1.E2" office:value-type="string">
            <text:p text:style-name="P93">2.8</text:p>
          </table:table-cell>
        </table:table-row>
        <table:table-row>
          <table:table-cell table:style-name="Table1.A2" office:value-type="string">
            <text:p text:style-name="P93">Απαιτ.4</text:p>
          </table:table-cell>
          <table:table-cell table:style-name="Table1.A2" office:value-type="string">
            <text:p text:style-name="P93">Οχι</text:p>
          </table:table-cell>
          <table:table-cell table:style-name="Table1.A2" office:value-type="string">
            <text:p text:style-name="P93">3</text:p>
          </table:table-cell>
          <table:table-cell table:style-name="Table1.A2" office:value-type="string">
            <text:p text:style-name="P93">60%</text:p>
          </table:table-cell>
          <table:table-cell table:style-name="Table1.E2" office:value-type="string">
            <text:p text:style-name="P93">1.8</text:p>
          </table:table-cell>
        </table:table-row>
        <table:table-row>
          <table:table-cell table:style-name="Table1.A2" office:value-type="string">
            <text:p text:style-name="P94">Απαίτ.<text:span text:style-name="T11">χ</text:span></text:p>
          </table:table-cell>
          <table:table-cell table:style-name="Table1.A2" office:value-type="string">
            <text:p text:style-name="P95">Όχι</text:p>
          </table:table-cell>
          <table:table-cell table:style-name="Table1.A2" office:value-type="string">
            <text:p text:style-name="P96">5</text:p>
          </table:table-cell>
          <table:table-cell table:style-name="Table1.A2" office:value-type="string">
            <text:p text:style-name="P96">80%</text:p>
          </table:table-cell>
          <table:table-cell table:style-name="Table1.E2" office:value-type="string">
            <text:p text:style-name="P96">4</text:p>
          </table:table-cell>
        </table:table-row>
        <table:table-row>
          <table:table-cell table:style-name="Table1.A2" office:value-type="string">
            <text:p text:style-name="P96">Συνολικό ποσοστό συμμόρφωσης</text:p>
          </table:table-cell>
          <table:table-cell table:style-name="Table1.A2" office:value-type="string">
            <text:p text:style-name="P94"/>
          </table:table-cell>
          <table:table-cell table:style-name="Table1.A2" office:value-type="string">
            <text:p text:style-name="P96">22</text:p>
          </table:table-cell>
          <table:table-cell table:style-name="Table1.A2" office:value-type="string">
            <text:p text:style-name="P96">79%</text:p>
          </table:table-cell>
          <table:table-cell table:style-name="Table1.E2" office:value-type="string">
            <text:p text:style-name="P96">17.35</text:p>
          </table:table-cell>
        </table:table-row>
      </table:table>
      <text:p text:style-name="P58"/>
      <text:p text:style-name="P58"/>
      <text:p text:style-name="P58"/>
      <text:p text:style-name="P58"/>
      <text:p text:style-name="P58"/>
      <text:p text:style-name="P58"/>
      <text:p text:style-name="P62"><text:soft-page-break/><text:span text:style-name="T44">Μπορώ να χρησιμοποιήσω βοηθητικό λογισμικό στις φάσεις ανάπτυξης λογισμικού και τι θα πετύχω με αυτό;</text:span></text:p>
      <text:p text:style-name="P47"/>
      <text:p text:style-name="P59">(Νομίζω διαφάνεια Computer Aided Software Engineering)</text:p>
      <text:p text:style-name="P59"/>
      <text:p text:style-name="P60">Το βοηθητικό λογισμικό που χρησιμοποιείται στις φάσεις ανάπτυξης λογισμικού είναι το CASE (Computer Aided Software Engineering).</text:p>
      <text:p text:style-name="P61"/>
      <text:p text:style-name="P19">Υλοποιεί τις σχέσεις που είναι αναγκαίες <text:span text:style-name="T45">για την ανάπτυξη λογισμικού :</text:span></text:p>
      <text:list xml:id="list3956249921" text:style-name="L2">
        <text:list-item>
          <text:p text:style-name="P21">Παρουσίαση: Στόχος η βελτίωση της αποτελεσματικότητας και της αποδοτικότητας της επίδρασης του χρήστη με το περιβάλλον του.</text:p>
        </text:list-item>
        <text:list-item>
          <text:p text:style-name="P21">Δεδομένα: Στόχος η διασφάλιση ότι όλες οι πληροφορίες στο περιβάλλον διαχειρίζονται με τρόπο συνεκτικό, άσχετο με το πως τα διαχειρίζονται τα διάφορα τμήματα του εργαλείου και πως τα μεταβάλλουν.</text:p>
        </text:list-item>
        <text:list-item>
          <text:p text:style-name="P21">Έλεγχος: Στόχος είναι να επιτρέψει τον ευέλικτο συνδυασμό των λειτουργιών ενός περιβάλλοντος σύμφωνα με τις προτεραιότητες του προς ανάπτυξη έργου και ωθούμενο απο τις διαδικασίες που το περιβάλλον υποστηρίζει.</text:p>
        </text:list-item>
        <text:list-item>
          <text:p text:style-name="P21">Διαδικασία: Στόχος είναι η διασφάλιση ότι τα εργαλεία αλληλεπιδρούν αποτελεσματικά ώστε να υποστηρίξουν μια προβλεπόμενη διαδικασία.</text:p>
        </text:list-item>
      </text:list>
      <text:p text:style-name="P20"/>
      <text:p text:style-name="P28">Πετυχαίνεται:</text:p>
      <text:p text:style-name="P44"><text:span text:style-name="T17"/></text:p>
      <text:list xml:id="list2972038893" text:style-name="WWNum1">
        <text:list-item>
          <text:p text:style-name="P86"><text:span text:style-name="T17">Χειροπιαστές τις δομημένες τεχνικές</text:span></text:p>
        </text:list-item>
        <text:list-item>
          <text:p text:style-name="P87"><text:span text:style-name="T17">Επιβάλλει την Τεχνολογία Λογισμικού</text:span></text:p>
        </text:list-item>
        <text:list-item>
          <text:p text:style-name="P87"><text:span text:style-name="T17">Βελτιώνει την ποιότητα λογισμικού του τελικού παραδοτέου</text:span></text:p>
        </text:list-item>
        <text:list-item>
          <text:p text:style-name="P87"><text:span text:style-name="T17">Κάνει πιο εύκολη τη δημιουργία πρωτοτύπων</text:span></text:p>
        </text:list-item>
        <text:list-item>
          <text:p text:style-name="P87"><text:span text:style-name="T17">Μειώνει το κόστος και το χρόνο για τη συντήρηση προγραμμάτων και βοηθάει στη τεκμηρίωση</text:span></text:p>
        </text:list-item>
        <text:list-item>
          <text:p text:style-name="P87"><text:span text:style-name="T17">Αυξάνει η ταχύτητα κατασκευής</text:span></text:p>
        </text:list-item>
        <text:list-item>
          <text:p text:style-name="P87"><text:span text:style-name="T17">Αυξάνεται η διορατικότητα και η επαναληψιμοτητα</text:span><text:span text:style-name="T18"> της διαδικασίας κατασκευής λογισμικού</text:span></text:p>
        </text:list-item>
        <text:list-item>
          <text:p text:style-name="P87"><text:span text:style-name="T17">Ενθαρρύνεται η επαναχρησιμότητα του κώδικα</text:span></text:p>
        </text:list-item>
      </text:list>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29"><text:soft-page-break/>Υπάρχει μοντέλο που μου προσδιορίζει το επίπεδο ωριμότητας των διαδικασιών ανάπτυξης λογισμικού; Αναφερθείτε σύντομα στα 3 πρώτα επίπεδα του.</text:p>
      <text:p text:style-name="P29"/>
      <text:p text:style-name="P22">(Νομίζω διαφάνεια “Το μοντέλο <text:span text:style-name="T4">CMM”</text:span><text:span text:style-name="T7">, </text:span><text:span text:style-name="T46">το μόνο που έχει ωριμότητα, σελίδα 23 και πιο κάτω έχει και επίπεδα</text:span><text:span text:style-name="T4">)<text:line-break/></text:span></text:p>
      <text:p text:style-name="P22"><text:span text:style-name="T4"/></text:p>
      <text:p text:style-name="P23">Το μοντέλο που προσδιορίζει το επίπεδο ωριμότητας των διαδικασιών ανάπτυξης λογισμικού είναι το Μοντέλο Ωριμότητας Ανθρωπίνων Ικανοτήτων (<text:span text:style-name="T4">P-CMM)</text:span></text:p>
      <text:p text:style-name="P23"><text:span text:style-name="T4"/></text:p>
      <text:p text:style-name="P24">Επίπεδα:</text:p>
      <text:list xml:id="list116851581" text:style-name="L3">
        <text:list-item>
          <text:p text:style-name="P25"><text:span text:style-name="T47">Το </text:span><text:span text:style-name="T51">αρχικό</text:span><text:span text:style-name="T49"> (</text:span><text:span text:style-name="T48">initial). </text:span><text:span text:style-name="T47">Ανεπίσημες πρακτικές διαχείρισης ανθρώπινου δυναμικού οι οποίες έχουν συγκεκριμένο σκοπό.</text:span></text:p>
        </text:list-item>
        <text:list-item>
          <text:p text:style-name="P91"><text:span text:style-name="T47">Το </text:span><text:span text:style-name="T51">επαναλαμβανόμενο</text:span><text:span text:style-name="T50"> (</text:span><text:span text:style-name="T48">repeatable</text:span><text:span text:style-name="T50">)</text:span><text:span text:style-name="T48">. </text:span><text:span text:style-name="T47">Καθιέρωση αρχών για την ανάπτυξη των ικανοτήτων του προσωπικού</text:span></text:p>
        </text:list-item>
        <text:list-item>
          <text:p text:style-name="P91"><text:span text:style-name="T47">Το </text:span><text:span text:style-name="T51">καθορισμένο</text:span><text:span text:style-name="T50"> (</text:span><text:span text:style-name="T48">defined</text:span><text:span text:style-name="T50">)</text:span><text:span text:style-name="T48">. </text:span><text:span text:style-name="T47">Τυποποίηση των βέλτιστων πρακτικών διαχείρισης ανθρώπινου δυναμικού <text:s/>σε ολόκληρη την εταιρία.</text:span></text:p>
        </text:list-item>
        <text:list-item>
          <text:p text:style-name="P91"><text:span text:style-name="T47">Το </text:span><text:span text:style-name="T51">διαχειριζόμενο</text:span><text:span text:style-name="T48"> </text:span><text:span text:style-name="T50">(</text:span><text:span text:style-name="T48">managed</text:span><text:span text:style-name="T50">)</text:span><text:span text:style-name="T48">.</text:span><text:span text:style-name="T50"> Ποσοτικοί στόχοι της διαχείρισης ανθρώπινου δυναμικού.</text:span></text:p>
        </text:list-item>
        <text:list-item>
          <text:p text:style-name="P91"><text:span text:style-name="T47">Το </text:span><text:span text:style-name="T51">επίπεδο βελτιστοποίησης </text:span><text:span text:style-name="T50">(</text:span><text:span text:style-name="T48">optimizing</text:span><text:span text:style-name="T50">)</text:span><text:span text:style-name="T48">. </text:span><text:span text:style-name="T47">Συνεχής εστίαση στη βελτίωση των ατομικών ικανοτήτων και τη παροχή κινήτρων στο έμψυχο δυναμικό.</text:span></text:p>
        </text:list-item>
      </text:list>
      <text:p text:style-name="P24"/>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6"><text:soft-page-break/><text:span text:style-name="T4">SCRUM:</text:span></text:p>
      <text:p text:style-name="P26"><text:span text:style-name="T4"/></text:p>
      <text:p text:style-name="P26"><text:span text:style-name="T14">Η </text:span><text:span text:style-name="T15">Scrum </text:span><text:span text:style-name="T14">είναι μια ευέλικτη διεργασία που επιτρέπει την προσήλωση στην παράδοση προϊόντος με την μέγιστη επιχειρηματική αξία στο μικρότερο δυνατό χρόνο</text:span><text:span text:style-name="T15">. </text:span></text:p>
      <text:p text:style-name="P85"><text:span text:style-name="T14">Επιτρέπει την ταχεία και επαναλαμβανόμενη επισκόπηση λειτουργικού κώδικα (κάθε δύο βδομάδες με ένα μήνα)</text:span><text:span text:style-name="T15">.</text:span></text:p>
      <text:p text:style-name="P85"><text:span text:style-name="T14">Οι ομάδες αυτό-οργανώνονται για να καθορίσουν τον καλύτερο τρόπο ολοκλήρωσης των λειτουργιών που έχουν τη μεγαλύτερη προτεραιότητα</text:span><text:span text:style-name="T15">. </text:span></text:p>
      <text:p text:style-name="P85"><text:span text:style-name="T14">Ανά δύο εβδομάδες (έως ένα μήνα) μπορεί να αποφασίζεται εάν ο κώδικας θα παραδοθεί ή θα εμπλουτιστεί περαιτέρω σε ένα ακόμη </text:span><text:span text:style-name="T15">sprint.</text:span></text:p>
      <text:p text:style-name="P26"><text:span text:style-name="T4"/></text:p>
      <text:p text:style-name="P26"><text:span text:style-name="T4"/></text:p>
      <text:list xml:id="list1588229426" text:style-name="L4">
        <text:list-item>
          <text:p text:style-name="P27"><text:span text:style-name="T4">Self-organizing teams (Αυτό-διοργανούμενες ομάδες)</text:span></text:p>
        </text:list-item>
        <text:list-item>
          <text:p text:style-name="P27"><text:span text:style-name="T4">Παραγωγή λογισμικού σε μια ακολουθία από επαναλήψεις (Sprints) διάρκειας 2 έως 4 εβδομάδων</text:span></text:p>
        </text:list-item>
        <text:list-item>
          <text:p text:style-name="P27"><text:span text:style-name="T4">Οι απαιτήσεις καταγράφονται ως μια λίστα στοιχείων σε ένα “product backlog”</text:span></text:p>
        </text:list-item>
        <text:list-item>
          <text:p text:style-name="P27"><text:span text:style-name="T4">Δεν προδιαγράφονται συγκεκριμένες πρακτικές ανάπτυξης</text:span></text:p>
        </text:list-item>
      </text:list>
      <text:p text:style-name="P26"><text:span text:style-name="T4"/></text:p>
      <text:p text:style-name="P26"><text:span text:style-name="T4"/></text:p>
      <text:p text:style-name="P26"><text:span text:style-name="T4">Sprints:</text:span></text:p>
      <text:list xml:id="list795317116" text:style-name="L5">
        <text:list-item>
          <text:p text:style-name="P67"><text:span text:style-name="T12">Τα έργα </text:span><text:span text:style-name="T19">Scrum προχωρούν σε μια ακολουθία από “sprints”</text:span></text:p>
        </text:list-item>
        <text:list-item>
          <text:p text:style-name="P88"><text:span text:style-name="T12">Τυπική διάρκεια 2–4 εβδομάδες ή το πολύ ένας ημερολογιακός μήνας</text:span></text:p>
        </text:list-item>
        <text:list-item>
          <text:p text:style-name="P88"><text:span text:style-name="T12">Σταθερή διάρκεια οδηγεί σε καλύτερο ρυθμό</text:span></text:p>
        </text:list-item>
        <text:list-item>
          <text:p text:style-name="P88"><text:span text:style-name="T12">Σε ένα </text:span><text:span text:style-name="T16">sprint το προϊόν σχεδιάζεται, υλοποιείται και ελέγχεται</text:span></text:p>
        </text:list-item>
        <text:list-item>
          <text:p text:style-name="P90"><text:span text:style-name="T20">Όχι αλλαγές κατά τη διάρκεια ενός </text:span><text:span text:style-name="T13">Sprint</text:span></text:p>
          <text:p text:style-name="P90"><text:span text:style-name="T13"/></text:p>
        </text:list-item>
      </text:list>
      <text:p text:style-name="P68"><text:span text:style-name="T4"/></text:p>
      <text:p text:style-name="P68">Ρόλοι:</text:p>
      <text:list xml:id="list2269779623" text:style-name="L6">
        <text:list-item>
          <text:p text:style-name="P74">Product Owner</text:p>
          <text:list>
            <text:list-item>
              <text:p text:style-name="P74"><text:span text:style-name="T21">Καθορίζει τις λειτουργίες του προϊόντος</text:span></text:p>
            </text:list-item>
            <text:list-item>
              <text:p text:style-name="P89"><text:span text:style-name="T12">Καθορίζει το χρόνο ολοκλήρωσης (</text:span><text:span text:style-name="T16">release date) </text:span></text:p>
            </text:list-item>
            <text:list-item>
              <text:p text:style-name="P89"><text:span text:style-name="T12">Είναι υπεύθυνος για την κερδοφορία του προϊόντος (ROI)</text:span></text:p>
            </text:list-item>
            <text:list-item>
              <text:p text:style-name="P89"><text:span text:style-name="T12">Θέτει προτεραιότητες στις λειτουργίες με βάση την αξία τους για τον πελάτη</text:span></text:p>
            </text:list-item>
            <text:list-item>
              <text:p text:style-name="P89"><text:span text:style-name="T12">Καθορίζει τις λειτουργίες και τις προτεραιότητες σε κάθε επανάληψη   </text:span></text:p>
            </text:list-item>
            <text:list-item>
              <text:p text:style-name="P89"><text:span text:style-name="T12">Αποδέχεται ή απορρίπτει τα αποτελέσματα της εργασίας</text:span></text:p>
              <text:p text:style-name="P74"/>
            </text:list-item>
          </text:list>
        </text:list-item>
        <text:list-item>
          <text:p text:style-name="P74">ScrumMaster</text:p>
          <text:list>
            <text:list-item>
              <text:p text:style-name="P74"><text:span text:style-name="T21">Είναι ο αντιπρόσωπος του </text:span><text:span text:style-name="T16">management στο project</text:span></text:p>
            </text:list-item>
            <text:list-item>
              <text:p text:style-name="P89"><text:span text:style-name="T12">Υπεύθυνος για την τήρηση των αρχών και πρακτικών της </text:span><text:span text:style-name="T16">Scrum</text:span></text:p>
            </text:list-item>
            <text:list-item>
              <text:p text:style-name="P89"><text:span text:style-name="T12">Απομακρύνει εμπόδια – επιλύει οργανωτικά προβλήματα </text:span></text:p>
            </text:list-item>
            <text:list-item>
              <text:p text:style-name="P89"><text:span text:style-name="T12">Εξασφαλίζει ότι η ομάδα είναι παραγωγική</text:span></text:p>
            </text:list-item>
            <text:list-item>
              <text:p text:style-name="P89"><text:span text:style-name="T12">Εξασφαλίζει τη συνεργασία μεταξύ όλων των ρόλων</text:span></text:p>
            </text:list-item>
            <text:list-item>
              <text:p text:style-name="P89"><text:span text:style-name="T12">Προστατεύει την ομάδα από εξωτερικές «οχλήσεις»</text:span></text:p>
            </text:list-item>
          </text:list>
        </text:list-item>
      </text:list>
      <text:p text:style-name="P75"/>
      <text:p text:style-name="P75"/>
      <text:p text:style-name="P75"/>
      <text:p text:style-name="P75"/>
      <text:p text:style-name="P75"/>
      <text:p text:style-name="P75"/>
      <text:list xml:id="list221621005358981" text:continue-numbering="true" text:style-name="L6">
        <text:list-item>
          <text:p text:style-name="P74"><text:soft-page-break/>Team</text:p>
          <text:list>
            <text:list-item>
              <text:p text:style-name="P74">Συνήθως 5-9 άτομα</text:p>
            </text:list-item>
            <text:list-item>
              <text:p text:style-name="P74">Δια-λειτουργική: Programmers, testers, UI designers, etc.</text:p>
            </text:list-item>
            <text:list-item>
              <text:p text:style-name="P74">Τα μέλη πρέπει να απασχολούνται full-time</text:p>
            </text:list-item>
            <text:list-item>
              <text:p text:style-name="P74">Με λίγες εξαιρέσεις (e.g., database administrator)</text:p>
            </text:list-item>
            <text:list-item>
              <text:p text:style-name="P74">Οι ομάδες είναι αυτοοργανωμένες</text:p>
            </text:list-item>
            <text:list-item>
              <text:p text:style-name="P74">Χωρίς τίτλους</text:p>
            </text:list-item>
            <text:list-item>
              <text:p text:style-name="P74">Τα μέλη της ομάδας μπορούν να αλλάζουν μόνο μεταξύ sprints</text:p>
            </text:list-item>
          </text:list>
        </text:list-item>
      </text:list>
      <text:p text:style-name="P75"/>
      <text:p text:style-name="P75"/>
      <text:p text:style-name="P75"/>
      <text:p text:style-name="P76">Ceremonies:</text:p>
      <text:p text:style-name="P76"/>
      <text:list xml:id="list4140585419" text:style-name="L7">
        <text:list-item>
          <text:p text:style-name="P77">Sprint Planning</text:p>
          <text:list>
            <text:list-item>
              <text:p text:style-name="P69">Πριν ξεκινήσει το επόμενο <text:span text:style-name="T4">spring, </text:span>8 ώρες <text:span text:style-name="T4">max </text:span>για <text:span text:style-name="T4">springs </text:span>του ενός μήνα, συμμετέχουν όλοι, <text:span text:style-name="T4">tasks </text:span>που θα διαρκέσουν για 2 <text:span text:style-name="T4">sprints </text:span>και ορίζονται και οι στόχοι του <text:span text:style-name="T4">sprint. </text:span>Δημιουργία <text:span text:style-name="T4">sprint backlog, </text:span>τα <text:span text:style-name="T4">user stories </text:span>αναλύονται σε <text:span text:style-name="T4">tasks </text:span>και γίνεται εκτίμηση του κάθε <text:span text:style-name="T4">task. </text:span>Διαδικασία που γίνεται με όλη την ομάδα όχι μόνο με τον <text:span text:style-name="T4">scrum master.</text:span></text:p>
            </text:list-item>
          </text:list>
        </text:list-item>
        <text:list-item>
          <text:p text:style-name="P77">Sprint Review</text:p>
          <text:list>
            <text:list-item>
              <text:p text:style-name="P72">Παρουσίαση υλοποιήσεων κατά τη διάρκεια του <text:span text:style-name="T4">spring, </text:span>συνήθως έχει μορφή επίδειξης των νέων λειτουργιών <text:s/>και συμμετέχει όλη η ομάδα.</text:p>
            </text:list-item>
          </text:list>
        </text:list-item>
        <text:list-item>
          <text:p text:style-name="P77">Sprint Retrospective</text:p>
          <text:list>
            <text:list-item>
              <text:p text:style-name="P73">Χρησιμεύει στο να βλέπουμε αν πάνε όλα καλά και τι όχι, 15-30 λεπτά και γίνεται μετά το τέλος του κάθε <text:span text:style-name="T4">spring. </text:span>Συμμετέχει όλη η ομάδα.</text:p>
            </text:list-item>
          </text:list>
        </text:list-item>
        <text:list-item>
          <text:p text:style-name="P77">Daily Scrum Meeting</text:p>
          <text:list>
            <text:list-item>
              <text:p text:style-name="P70">Καθημερινά 15αλεπτα <text:span text:style-name="T4">standups, </text:span>δεν λύνονται τα προβλήματα εκεί, συμμετέχουν ενεργά όλοι και μπορεί να παρευρευθεί ο οποιοσδήποτε.</text:p>
            </text:list-item>
          </text:list>
        </text:list-item>
      </text:list>
      <text:p text:style-name="P71"/>
      <text:p text:style-name="P78"><text:span text:style-name="T23">Ένα </text:span><text:span text:style-name="T26">task </text:span><text:span text:style-name="T23">γίνεται </text:span><text:span text:style-name="T26">done </text:span><text:span text:style-name="T23">όταν έχει αναπτυχθεί ο κώδικας για τις δραστηριότητες που αφορούσαν στο </text:span><text:span text:style-name="T26">sprint. </text:span><text:span text:style-name="T23">Έχουν γραφτεί</text:span><text:span text:style-name="T26"> unit,integration </text:span><text:span text:style-name="T23">και </text:span><text:span text:style-name="T26">performance tests. </text:span><text:span text:style-name="T23">Δεν έχει εμφανή σφάλματα, δεν έχει καταστροφικά συμβάντα και έχει </text:span><text:span text:style-name="T26">deploy </text:span><text:span text:style-name="T23">στον </text:span><text:span text:style-name="T26">test </text:span><text:span text:style-name="T23">ή </text:span><text:span text:style-name="T26">production server.</text:span></text:p>
      <text:p text:style-name="P78"><text:span text:style-name="T26"/></text:p>
      <text:p text:style-name="P79"><text:span text:style-name="T26"/></text:p>
      <text:p text:style-name="P79"><text:span text:style-name="T26">A</text:span><text:span text:style-name="T25">rtifacts:</text:span></text:p>
      <text:p text:style-name="P79"><text:span text:style-name="T25"/></text:p>
      <text:list xml:id="list2119513045" text:style-name="L8">
        <text:list-item>
          <text:p text:style-name="P80"><text:span text:style-name="T25">Product Backlog</text:span></text:p>
          <text:list>
            <text:list-item>
              <text:p text:style-name="P1"><text:span text:style-name="T28">Απαιτήσεις, Εκφράζονται έτσι ώστε κάθε στοιχείο να είναι χρήσιμο στους χρήστες ή πελάτες του προϊόντος. Προτεραιότητες τίθενται από </text:span><text:span text:style-name="T25">product owner. </text:span><text:span text:style-name="T28">Επανακαθορισμός προτεραιοτήτων στην εκκίνηση κάθε </text:span><text:span text:style-name="T25">spring</text:span></text:p>
            </text:list-item>
          </text:list>
        </text:list-item>
        <text:list-item>
          <text:p text:style-name="P80"><text:span text:style-name="T25">Sprint Backlog</text:span></text:p>
        </text:list-item>
        <text:list-item>
          <text:p text:style-name="P80"><text:span text:style-name="T25">Burndown charts</text:span></text:p>
        </text:list-item>
      </text:list>
      <text:p text:style-name="P79"><text:span text:style-name="T25"/></text:p>
      <text:p text:style-name="P79"><text:span text:style-name="T25"/></text:p>
      <text:p text:style-name="P79"><text:span text:style-name="T25">Sprint Organization</text:span></text:p>
      <text:p text:style-name="P2"><text:span text:style-name="T28">Τα μέλη δηλώνουν ενδιαφέρον για τα </text:span><text:span text:style-name="T25">tasks </text:span><text:span text:style-name="T28">που θέλουν να κάνουν και δεν τους ανατίθεται δουλειά. Γίνεται καθημερινό </text:span><text:span text:style-name="T25">estimation </text:span><text:span text:style-name="T28">για την ολοκλήρωση της εργασίας. Κάθε μέλος της ομάδας μπορεί να τροποποιήσει το </text:span><text:span text:style-name="T25">sprint backlog. </text:span><text:span text:style-name="T28">Αν ένα τμήμα είναι ασαφές τότε δηλώνεται ως στοιχείο του </text:span><text:span text:style-name="T25">sprint backlog </text:span><text:span text:style-name="T28">με μεγαλύτερη διάρκεια και διασπάται στη συνέχεια.</text:span></text:p>
      <text:p text:style-name="P13"><text:soft-page-break/><text:span text:style-name="T28">User Story:</text:span></text:p>
      <text:p text:style-name="P3"><text:span text:style-name="T28">Περιεκτική, γραπτή περιγραφή μιας λειτουργίας που θα είναι χρήσιμη για τον χρήστη του λογισμικού.</text:span></text:p>
      <text:list xml:id="list2260102275" text:style-name="L9">
        <text:list-item>
          <text:p text:style-name="P4"><text:span text:style-name="T28">Περιγραφή: Σύντομο περιεκτικό κείμενο</text:span></text:p>
        </text:list-item>
        <text:list-item>
          <text:p text:style-name="P4"><text:span text:style-name="T28">Συζήτηση: Επιπλέον πληροφορίες ή εικόνες</text:span></text:p>
        </text:list-item>
        <text:list-item>
          <text:p text:style-name="P4"><text:span text:style-name="T28">Επιβεβαίωσχη: Ποιοι έλεγχοι θα διεξαχθούν για να επιβεβαιώσουμε ότι η ιστορία έχει υλοποιηθεί όπως πρέπει</text:span></text:p>
        </text:list-item>
      </text:list>
      <text:p text:style-name="P3"><text:span text:style-name="T28"/></text:p>
      <text:p text:style-name="P3"><text:span text:style-name="T28"/></text:p>
      <text:list xml:id="list221620665589676" text:continue-numbering="true" text:style-name="L9">
        <text:list-item>
          <text:p text:style-name="P4"><text:span text:style-name="T28">Συνδυάζουν γραπτή και προφορική επικοινωνία χρησιμοποιώντας, όπου είναι δυνατό, μια εικόνα</text:span></text:p>
        </text:list-item>
        <text:list-item>
          <text:p text:style-name="P4"><text:span text:style-name="T28">Περιγράφουν λειτουργίες που έχουν αξία για τον χρήστη χρησιμοποιώντας τη γλώσσα του χρήστη</text:span></text:p>
        </text:list-item>
        <text:list-item>
          <text:p text:style-name="P4"><text:span text:style-name="T28">Διαθέτουν όση λεπτομέρεια χρειάζεται κι όχι περισσότερη</text:span></text:p>
        </text:list-item>
        <text:list-item>
          <text:p text:style-name="P4"><text:span text:style-name="T28">Οι πρόσθετες λεπτομέρειες προκύπτουν, μέσω συνεργατικής δουλειάς, κατά τη διάρκεια της ανάπτυξης</text:span></text:p>
        </text:list-item>
        <text:list-item>
          <text:p text:style-name="P4"><text:span text:style-name="T28">Πρέπει να συνοδεύονται από σενάρια ελέγχου</text:span></text:p>
        </text:list-item>
        <text:list-item>
          <text:p text:style-name="P4"><text:span text:style-name="T28">Εν ολίγοις, πρέπει να ακολουθούν την προσέγγιση Independent, Negotiable, Valuable, Estimable, Small and Testable (INVEST)</text:span></text:p>
        </text:list-item>
      </text:list>
      <text:p text:style-name="P3"><text:span text:style-name="T28"/></text:p>
      <text:p text:style-name="P3"><text:span text:style-name="T28"/></text:p>
      <text:p text:style-name="P5"><text:span text:style-name="T28">Αρχιτεκτονικές </text:span><text:span text:style-name="T25">N-tier</text:span></text:p>
      <text:p text:style-name="P5"><text:span text:style-name="T28">Συστήματα 3-4 επιπέδων </text:span><text:span text:style-name="T25">(Client, Web, Application , Database)</text:span></text:p>
      <text:p text:style-name="P5"><text:span text:style-name="T28">Ανάλογα με τις τεχνολογίες, μπορούν να συνενωθούν σε ένα.</text:span></text:p>
      <text:p text:style-name="P6"><text:span text:style-name="T28">Ονομάζονται και </text:span><text:span text:style-name="T25">client-server.</text:span></text:p>
      <text:p text:style-name="P6"><text:span text:style-name="T28">Το </text:span><text:span text:style-name="T25">client </text:span><text:span text:style-name="T28">κομμάτι ζητάει δεδομένα/υπηρεσίες.</text:span></text:p>
      <text:p text:style-name="P6"><text:span text:style-name="T28">Το </text:span><text:span text:style-name="T25">server </text:span><text:span text:style-name="T28">κομμάτι τις παρέχει.</text:span></text:p>
      <text:p text:style-name="P6"><text:span text:style-name="T28"/></text:p>
      <text:p text:style-name="P5"><text:span text:style-name="T28"/></text:p>
      <text:p text:style-name="P14"><text:span text:style-name="T28">Client:</text:span></text:p>
      <text:list xml:id="list3065957137" text:style-name="L11">
        <text:list-item>
          <text:p text:style-name="P8"><text:span text:style-name="T28">Αποκτούν πληροφορίες από τους </text:span><text:span text:style-name="T25">servers </text:span><text:span text:style-name="T28">και βασίζονται σε αυτόν για δεδομένα όπως </text:span><text:span text:style-name="T25">configuration files, stock quotes </text:span><text:span text:style-name="T28">ή για να μεταβιβάσουν πιο βαριές διεργασίες στον </text:span><text:span text:style-name="T25">server </text:span><text:span text:style-name="T28">έτσι ώστε να μην βαρύνει ο </text:span><text:span text:style-name="T25">client.</text:span></text:p>
        </text:list-item>
        <text:list-item>
          <text:p text:style-name="P8"><text:span text:style-name="T28">Ενεργητικός </text:span><text:span text:style-name="T25">(Master)</text:span></text:p>
        </text:list-item>
        <text:list-item>
          <text:p text:style-name="P8"><text:span text:style-name="T28">Στέλνει αιτήματα</text:span></text:p>
        </text:list-item>
        <text:list-item>
          <text:p text:style-name="P8"><text:span text:style-name="T28">Περιμένει μέχρι να έρθει η απάντηση</text:span></text:p>
        </text:list-item>
      </text:list>
      <text:p text:style-name="P7"><text:span text:style-name="T28"/></text:p>
      <text:p text:style-name="P81"><text:span text:style-name="T27">Server:</text:span></text:p>
      <text:list xml:id="list195378390" text:style-name="L12">
        <text:list-item>
          <text:p text:style-name="P82"><text:span text:style-name="T24">Παθητικός (</text:span><text:span text:style-name="T27">Slave)</text:span></text:p>
        </text:list-item>
        <text:list-item>
          <text:p text:style-name="P82"><text:span text:style-name="T24">Περιμένει αιτήματα</text:span></text:p>
        </text:list-item>
        <text:list-item>
          <text:p text:style-name="P82"><text:span text:style-name="T24">Εξυπηρετείαιτήματα και στέλνει απαντήσεις</text:span><text:span text:style-name="T27"><text:line-break/></text:span></text:p>
        </text:list-item>
      </text:list>
      <text:p text:style-name="P81"><text:span text:style-name="T27"/></text:p>
      <text:p text:style-name="P81"><text:span text:style-name="T27"/></text:p>
      <text:p text:style-name="P81"><text:span text:style-name="T27"/></text:p>
      <text:p text:style-name="P81"><text:span text:style-name="T27"/></text:p>
      <text:p text:style-name="P81"><text:span text:style-name="T27"/></text:p>
      <text:p text:style-name="P81"><text:span text:style-name="T27"/></text:p>
      <text:p text:style-name="P81"><text:span text:style-name="T27"/></text:p>
      <text:p text:style-name="P9"><text:soft-page-break/><text:span text:style-name="T29">Κ</text:span><text:span text:style-name="T28">λιμάκωση</text:span></text:p>
      <text:p text:style-name="P9"><text:span text:style-name="T28"/></text:p>
      <text:list xml:id="list4274984987" text:style-name="L13">
        <text:list-item>
          <text:p text:style-name="P18"><text:span text:style-name="T53">Η </text:span><text:span text:style-name="T8">διαδικασία με βάση την οποία επεκτείνονται τα διάφορα επίπεδο ενός συστήματος ώστε να αυξηθεί η αντοχή του στον φόρτο</text:span></text:p>
        </text:list-item>
        <text:list-item>
          <text:p text:style-name="P92"><text:span text:style-name="T8">Όλες οι </text:span><text:span text:style-name="T54">web </text:span><text:span text:style-name="T8">υπηρεσίες από ένα σημείο φόρτου και πέρα αντιμετωπίζουν ανάγκη κλιμάκωσης</text:span></text:p>
        </text:list-item>
      </text:list>
      <text:p text:style-name="P15"><text:span text:style-name="T28"/></text:p>
      <text:list xml:id="list221621450736045" text:continue-numbering="true" text:style-name="L13">
        <text:list-item>
          <text:p text:style-name="P10"><text:span text:style-name="T28">Κάθετη κλιμάκωση</text:span></text:p>
          <text:list>
            <text:list-item>
              <text:p text:style-name="P12"><text:span text:style-name="T28">Επιτυχία της </text:span><text:span text:style-name="T25">web </text:span><text:span text:style-name="T28">εφαρμογής</text:span></text:p>
            </text:list-item>
            <text:list-item>
              <text:p text:style-name="P12"><text:span text:style-name="T28">Μεγαλύτερο φορτίο στον </text:span><text:span text:style-name="T25">server </text:span><text:span text:style-name="T28">και στην βάση</text:span></text:p>
            </text:list-item>
            <text:list-item>
              <text:p text:style-name="P12"><text:span text:style-name="T28">Καθυστέρηση δεδομένων</text:span></text:p>
            </text:list-item>
            <text:list-item>
              <text:p text:style-name="P16"><text:span text:style-name="T28">Upgrade </text:span><text:span text:style-name="T22">του </text:span><text:span text:style-name="T28">server</text:span></text:p>
            </text:list-item>
          </text:list>
        </text:list-item>
        <text:list-item>
          <text:p text:style-name="P10"><text:span text:style-name="T28">Κατακόρυφη Κλιμάκωση</text:span></text:p>
          <text:list>
            <text:list-item>
              <text:p text:style-name="P10"><text:span text:style-name="T28">Η «κάθετη κλιμάκωση» είναι πολύ βολική γιατί δεν απαιτεί αλλαγές στο λογισμικό της υπηρεσίας</text:span></text:p>
            </text:list-item>
            <text:list-item>
              <text:p text:style-name="P10"><text:span text:style-name="T28">Έχει όμως ένα άνω όριο</text:span></text:p>
              <text:list>
                <text:list-item>
                  <text:p text:style-name="P10"><text:span text:style-name="T28">Ένα μηχάνημα δεν μπορεί να αναβαθμίζεται αιωνίως</text:span></text:p>
                </text:list-item>
                <text:list-item>
                  <text:p text:style-name="P10"><text:span text:style-name="T28">O ρυθμός αύξησης του φόρτου μπορεί να υπερβαίνει την ταχύτητα αναβάθμισης των διακομιστών</text:span></text:p>
                </text:list-item>
              </text:list>
            </text:list-item>
          </text:list>
        </text:list-item>
        <text:list-item>
          <text:p text:style-name="P10"><text:span text:style-name="T28">Οριζόντια Κλιμάκωση</text:span></text:p>
          <text:list>
            <text:list-item>
              <text:p text:style-name="P11"><text:span text:style-name="T28">Οταν δεν επαρκεί η κατακόρυφη την επιλέγουμε</text:span></text:p>
            </text:list-item>
            <text:list-item>
              <text:p text:style-name="P11"><text:span text:style-name="T28">Προσθέτουμε σε κάθε επιπέδο περισσότερα όμοια μηχανήματα</text:span></text:p>
            </text:list-item>
            <text:list-item>
              <text:p text:style-name="P11"><text:span text:style-name="T28">Ανταπόκριση σε συνθήκες υψηλού φόρτου</text:span></text:p>
            </text:list-item>
            <text:list-item>
              <text:p text:style-name="P11"><text:span text:style-name="T28">Λογικό κόστος</text:span></text:p>
            </text:list-item>
            <text:list-item>
              <text:p text:style-name="P11"><text:span text:style-name="T28">Απαιτείται αλλαγές στον κώδικα</text:span></text:p>
            </text:list-item>
          </text:list>
        </text:list-item>
      </text:list>
      <text:p text:style-name="P15"><text:span text:style-name="T28">Clusters:</text:span></text:p>
      <text:p text:style-name="P15"/>
      <text:list xml:id="list3401344751" text:style-name="L14">
        <text:list-item>
          <text:p text:style-name="P64">Αναφέρεται σε ένα σύνολο ενοποιημένων μηχανημάτων που τρέχουν την ίδια διαδικασία παράλληλα χωρίζοντας μια εργασία σε τμήματα που γίνονται από το κάθε μηχάνημα ξεχωριστά και στη συνέχεια ενώνονται για να δημιουργηθεί το τελικό αποτέλεσμα</text:p>
        </text:list-item>
        <text:list-item>
          <text:p text:style-name="P64">Διασύνδεση με υψηλής ταχύτητας LAN</text:p>
        </text:list-item>
        <text:list-item>
          <text:p text:style-name="P64">Cluster: Σύνολο των κόμβων που σχηματίζουν μια ενιαία "παράλληλη" μηχανή</text:p>
          <text:list>
            <text:list-item>
              <text:p text:style-name="P64">Δίνει τη δυνατότητα συνεργασίας πολλαπλών υπολογιστών για την επίλυση μεγάλων και πολύπλοκων προβλημάτων </text:p>
              <text:list>
                <text:list-item>
                  <text:p text:style-name="P64">Παράδειγμα: πρόγνωση καιρού</text:p>
                </text:list-item>
              </text:list>
            </text:list-item>
          </text:list>
        </text:list-item>
      </text:list>
      <text:p text:style-name="P63"/>
      <text:p text:style-name="P30">Τύποι <text:span text:style-name="T4">Clustering:</text:span></text:p>
      <text:list xml:id="list292292737" text:style-name="L15">
        <text:list-item>
          <text:p text:style-name="P31"><text:span text:style-name="T4">High availability clusters</text:span></text:p>
          <text:list>
            <text:list-item>
              <text:p text:style-name="P31"><text:span text:style-name="T4">Διάφορες υπηρεσίες είναι διαμοιρασμένες σε διάφορους κόμβους</text:span></text:p>
            </text:list-item>
            <text:list-item>
              <text:p text:style-name="P31"><text:span text:style-name="T4">Διατίθενται πλεονάζοντες κόμβοι</text:span></text:p>
            </text:list-item>
            <text:list-item>
              <text:p text:style-name="P31"><text:span text:style-name="T4">Αν κάποιος κόμβος πέσει, τότε οι υπηρεσίες του ξεκινούν σε άλλους κόμβους</text:span></text:p>
            </text:list-item>
          </text:list>
        </text:list-item>
        <text:list-item>
          <text:p text:style-name="P31"><text:span text:style-name="T4">Load balancing clusters</text:span></text:p>
          <text:list>
            <text:list-item>
              <text:p text:style-name="P31"><text:span text:style-name="T4">Ένας συγκεκριμένος κόμβος λειτουργεί σαν ένα είδος εξισορροπητή φορτίου για την κατανομή του φορτίου σε ένα σύνολο κόμβων, έτσι ώστε το υλικό να αξιοποιείται αποτελεσματικά</text:span></text:p>
            </text:list-item>
          </text:list>
        </text:list-item>
      </text:list>
      <text:p text:style-name="P30"><text:span text:style-name="T4"/></text:p>
      <text:p text:style-name="P30"><text:span text:style-name="T4"/></text:p>
      <text:p text:style-name="P30"><text:span text:style-name="T4"/></text:p>
      <text:p text:style-name="P83"><text:soft-page-break/><text:span text:style-name="T30">Web Services &amp; R</text:span><text:span text:style-name="T31">EST</text:span></text:p>
      <text:p text:style-name="P42"/>
      <text:p text:style-name="P66">Service – Oriented Architecture (SOA)</text:p>
      <text:list xml:id="list3764446563" text:style-name="L19">
        <text:list-item>
          <text:p text:style-name="P43">Συλλογή από <text:span text:style-name="T4">services </text:span>που επικοινωνούν μεταξύ τους</text:p>
        </text:list-item>
        <text:list-item>
          <text:p text:style-name="P43">Η επικοινωνία περιλαμβάνει απλό πέρασμα δεδομένων και συντονισμό μιας δραστηριότητας από μία ή περισσότερες υπηρεσίες</text:p>
        </text:list-item>
        <text:list-item>
          <text:p text:style-name="P43">Η πιο δημοφιλής τεχνολογία <text:span text:style-name="T4">SOA </text:span>είναι τα <text:span text:style-name="T4">Web Services</text:span></text:p>
        </text:list-item>
      </text:list>
      <text:p text:style-name="P32"><text:span text:style-name="T4"/></text:p>
      <text:p text:style-name="P35"><text:span text:style-name="T4">Web Services</text:span></text:p>
      <text:list xml:id="list2730145895" text:style-name="L17">
        <text:list-item>
          <text:p text:style-name="P36"><text:span text:style-name="T4">Τα Web services είναι μια νέα γενιά υπηρεσιών προσβάσιμων από απόσταση. Είναι ανεξάρτητες, αυτο-περιγραφόμενες (self-describing) εφαρμογές που μπορούν να δημοσιευθούν, να εντοπισθούν και να κληθούν μέσω του Web. </text:span></text:p>
        </text:list-item>
        <text:list-item>
          <text:p text:style-name="P36"><text:span text:style-name="T4">Τα Web services εκτελούν ποικίλες λειτουργίες από απλά αιτήματα μέχρι πολύπλοκες επιχειρησιακές διεργασίες. </text:span></text:p>
        </text:list-item>
        <text:list-item>
          <text:p text:style-name="P36"><text:span text:style-name="T4">Ο κλασικός τρόπος είναι να φτάσει μια αίτηση στον διακομιστή και αυτός να επιστρέψει μια πλήρη ιστοσελίδα</text:span></text:p>
        </text:list-item>
        <text:list-item>
          <text:p text:style-name="P36"><text:span text:style-name="T4">Με την SOA προσέγγιση, ζητούνται μόνο συγκεκριμένα δεδομένα και ο πελάτης είναι υπεύθυνος για το που και πως θα τα εμφανίσει</text:span></text:p>
        </text:list-item>
        <text:list-item>
          <text:p text:style-name="P36"><text:span text:style-name="T4">Όλα αυτά γίνονται με XML ή JSON πάνω από HTTP</text:span></text:p>
        </text:list-item>
        <text:list-item>
          <text:p text:style-name="P37">Οι διακομιστές είναι <text:span text:style-name="T4">web-enables HTTP over TCP</text:span></text:p>
        </text:list-item>
        <text:list-item>
          <text:p text:style-name="P37">Διεπαφή με ΧΜ<text:span text:style-name="T4">L </text:span>ή <text:span text:style-name="T4">REST API</text:span></text:p>
        </text:list-item>
        <text:list-item>
          <text:p text:style-name="P38">Κλήσεις και αποτελέσματα ανταλλάσσονται με καθορισμένα πρωτόκολλα <text:span text:style-name="T4">(SOAP (XML) REST( XML </text:span>ή <text:span text:style-name="T4">JSON) </text:span></text:p>
        </text:list-item>
      </text:list>
      <text:p text:style-name="P32"><text:span text:style-name="T4"/></text:p>
      <text:p text:style-name="P32"><text:span text:style-name="T4"/></text:p>
      <text:p text:style-name="P39"><text:span text:style-name="T4">Web services – </text:span>Επικοινωνία</text:p>
      <text:list xml:id="list4200437462" text:style-name="L18">
        <text:list-item>
          <text:p text:style-name="P40">Η επικοινωνία μεταξύ των διακομιστών είναι <text:span text:style-name="T4">point to point</text:span></text:p>
        </text:list-item>
        <text:list-item>
          <text:p text:style-name="P40">Γνώση τοποθεσίας των διακομιστών</text:p>
        </text:list-item>
        <text:list-item>
          <text:p text:style-name="P40">Καθορισμός μορφής μηνυμάτων</text:p>
        </text:list-item>
        <text:list-item>
          <text:p text:style-name="P40">Ενημέρωση για προσθήκη και αφαίρεση διακομιστών </text:p>
        </text:list-item>
        <text:list-item>
          <text:p text:style-name="P40">Όσο αυξάνονται οι διακομιστές τόσο πιο πολύπλοκη γίνεται η <text:span text:style-name="T4">point to point </text:span>επικοινωνία</text:p>
        </text:list-item>
        <text:list-item>
          <text:p text:style-name="P40">Η λύση δίνεται με το <text:span text:style-name="T4">Service Bus</text:span></text:p>
          <text:list>
            <text:list-item>
              <text:p text:style-name="P40">Εξελιγμένη μορφή ουράς</text:p>
            </text:list-item>
            <text:list-item>
              <text:p text:style-name="P40">Επιτρέπει την εγγυημένη ανταλλαγή μηνυμάτων με διαφόρους τρόπους (1-1, 1-Ν, Ν-Ν)</text:p>
            </text:list-item>
            <text:list-item>
              <text:p text:style-name="P41">Δεν χρειάζεται ενημέρωση στην προσθήκη και αφαίρεση διακομιστών</text:p>
            </text:list-item>
            <text:list-item>
              <text:p text:style-name="P41">Με την αύξηση του φόρτου εργασίας δεν χάνοντια τα μηνύματα και παραμένουν σε αναμονή για κατανάλωση αργότερα</text:p>
            </text:list-item>
            <text:list-item>
              <text:p text:style-name="P65">CQRS</text:p>
            </text:list-item>
            <text:list-item>
              <text:p text:style-name="P65">Event Sourcing</text:p>
            </text:list-item>
          </text:list>
          <text:p text:style-name="P40"/>
          <text:list text:continue-numbering="true">
            <text:list-header>
              <text:p text:style-name="P40"/>
            </text:list-header>
          </text:list>
        </text:list-item>
      </text:list>
      <text:p text:style-name="P33"><text:span text:style-name="T4">REST</text:span></text:p>
      <text:p text:style-name="P33"><text:span text:style-name="T4"/></text:p>
      <text:list xml:id="list1259664435" text:style-name="L16">
        <text:list-item>
          <text:p text:style-name="P34"><text:span text:style-name="T4">GET: </text:span>Ζητάμε πληροφορίες</text:p>
        </text:list-item>
        <text:list-item>
          <text:p text:style-name="P34"><text:span text:style-name="T4">POST: </text:span>Δημιουργία καινούργιων οντοτήτων <text:span text:style-name="T4">(request body)</text:span></text:p>
        </text:list-item>
        <text:list-item>
          <text:p text:style-name="P34"><text:span text:style-name="T4">PUT: Update </text:span>οντοτήτων που υπάρχουν ήδη στη βάση<text:span text:style-name="T9"> </text:span><text:span text:style-name="T55">(περνάμε την πληροφορία)</text:span></text:p>
        </text:list-item>
        <text:list-item>
          <text:p text:style-name="P84"><text:span text:style-name="T32">PATCH: Update </text:span><text:span text:style-name="T37">οντοτήτων που υπάρχουν ήδη στη βάση</text:span><text:span text:style-name="T33"> </text:span><text:span text:style-name="T38">(περνάμε μόνο τις αλλαγές)</text:span></text:p>
        </text:list-item>
        <text:list-item>
          <text:p text:style-name="P34"><text:span text:style-name="T4">DELETE: </text:span>Διαγραφή οντοτήτων που υπάρχουν ήδη στη βάση</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1" svg:font-family="'Century Gothic'"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entury Gothic2" svg:font-family="'Century Gothic'" style:font-family-generic="system" style:font-pitch="variable"/>
    <style:font-face style:name="Gill Sans" svg:font-family="'Gill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prefix="l" text:bullet-char="l">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5T11:53:31.777000000</meta:creation-date>
    <meta:generator>LibreOffice/6.3.4.2$Windows_x86 LibreOffice_project/60da17e045e08f1793c57c00ba83cdfce946d0aa</meta:generator>
    <dc:date>2020-01-25T22:16:20.266000000</dc:date>
    <meta:editing-duration>PT9H15M27S</meta:editing-duration>
    <meta:editing-cycles>63</meta:editing-cycles>
    <meta:document-statistic meta:table-count="1" meta:image-count="0" meta:object-count="0" meta:page-count="9" meta:paragraph-count="228" meta:word-count="2246" meta:character-count="14907" meta:non-whitespace-character-count="12998"/>
  </office:meta>
</office:document-meta>
</file>